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Courier 10 Pitch" svg:font-family="'Courier 10 Pitch'" style:font-pitch="fixed"/>
    <style:font-face style:name="Courier10 BT" svg:font-family="'Courier10 BT'" style:font-pitch="fixed"/>
    <style:font-face style:name="Courier10 BT1" svg:font-family="'Courier10 BT'" style:font-adornments="Bold" style:font-pitch="fixed"/>
    <style:font-face style:name="Courier1" svg:font-family="Courier" style:font-family-generic="modern" style:font-pitch="fixed"/>
    <style:font-face style:name="Arial Unicode MS" svg:font-family="'Arial Unicode MS'" style:font-pitch="variable"/>
    <style:font-face style:name="Courier" svg:font-family="Courier" style:font-pitch="variable"/>
    <style:font-face style:name="HG Mincho Light J" svg:font-family="'HG Mincho Light J'" style:font-pitch="variable"/>
    <style:font-face style:name="Times" svg:font-family="Time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uxi Sans" svg:font-family="'Luxi Sans'" style:font-family-generic="swiss" style:font-pitch="variable"/>
  </office:font-face-decls>
  <office:automatic-styles>
    <style:style style:name="Table1" style:family="table">
      <style:table-properties style:width="5.3125in" fo:margin-left="0.2063in" fo:margin-right="1.6035in" table:align="margins"/>
    </style:style>
    <style:style style:name="Table1.A" style:family="table-column">
      <style:table-column-properties style:column-width="3.1458in" style:rel-column-width="38806*"/>
    </style:style>
    <style:style style:name="Table1.B" style:family="table-column">
      <style:table-column-properties style:column-width="2.1667in" style:rel-column-width="26729*"/>
    </style:style>
    <style:style style:name="Table1.1" style:family="table-row">
      <style:table-row-properties style:min-row-height="0.218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531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1736in"/>
    </style:style>
    <style:style style:name="Table1.4" style:family="table-row">
      <style:table-row-properties style:min-row-height="0.1979in"/>
    </style:style>
    <style:style style:name="P1" style:family="paragraph" style:parent-style-name="Header">
      <style:paragraph-properties fo:margin-top="0in" fo:margin-bottom="0.0799in" loext:contextual-spacing="false" fo:padding-left="0in" fo:padding-right="0in" fo:padding-top="0in" fo:padding-bottom="0.0138in" fo:border-left="none" fo:border-right="none" fo:border-top="none" fo:border-bottom="4pt solid #000000">
        <style:tab-stops>
          <style:tab-stop style:position="3.5in" style:type="center"/>
          <style:tab-stop style:position="7.1252in" style:type="right"/>
        </style:tab-stops>
      </style:paragraph-properties>
      <style:text-properties style:font-name="Helvetica" fo:font-weight="normal"/>
    </style:style>
    <style:style style:name="P2" style:family="paragraph" style:parent-style-name="Header">
      <style:paragraph-properties fo:margin-top="0in" fo:margin-bottom="0.0799in" loext:contextual-spacing="false" fo:line-height="100%" fo:padding-left="0in" fo:padding-right="0in" fo:padding-top="0in" fo:padding-bottom="0.0138in" fo:border-left="none" fo:border-right="none" fo:border-top="none" fo:border-bottom="4pt solid #000000">
        <style:tab-stops>
          <style:tab-stop style:position="3.5in" style:type="center"/>
          <style:tab-stop style:position="7.1252in" style:type="right"/>
        </style:tab-stops>
      </style:paragraph-properties>
      <style:text-properties style:font-name="Liberation Sans1" fo:font-weight="normal"/>
    </style:style>
    <style:style style:name="P3" style:family="paragraph" style:parent-style-name="Header">
      <style:paragraph-properties fo:margin-top="0in" fo:margin-bottom="0.0799in" loext:contextual-spacing="false" fo:line-height="100%" fo:padding-left="0in" fo:padding-right="0in" fo:padding-top="0in" fo:padding-bottom="0.0138in" fo:border-left="none" fo:border-right="none" fo:border-top="none" fo:border-bottom="4pt solid #000000" style:writing-mode="lr-tb">
        <style:tab-stops>
          <style:tab-stop style:position="3.5in" style:type="center"/>
          <style:tab-stop style:position="7.1252in" style:type="right"/>
        </style:tab-stops>
      </style:paragraph-properties>
      <style:text-properties style:font-name="Liberation Sans1" fo:font-weight="normal"/>
    </style:style>
    <style:style style:name="P4" style:family="paragraph" style:parent-style-name="Header" style:master-page-name="">
      <style:paragraph-properties fo:margin-top="0in" fo:margin-bottom="0.0598in" loext:contextual-spacing="false" style:page-number="auto" fo:padding="0in" fo:border="none">
        <style:tab-stops>
          <style:tab-stop style:position="3.5in"/>
          <style:tab-stop style:position="7.1252in" style:type="right"/>
        </style:tab-stops>
      </style:paragraph-properties>
      <style:text-properties style:font-name="Helvetica" fo:font-size="16pt" fo:font-weight="normal" style:font-size-asian="16pt" style:font-weight-asian="bold"/>
    </style:style>
    <style:style style:name="P5" style:family="paragraph" style:parent-style-name="Header" style:master-page-name="">
      <style:paragraph-properties fo:margin-top="0in" fo:margin-bottom="0.0598in" loext:contextual-spacing="false" fo:line-height="100%" style:page-number="auto" fo:padding="0in" fo:border="none">
        <style:tab-stops>
          <style:tab-stop style:position="3.5in"/>
          <style:tab-stop style:position="7.1252in" style:type="right"/>
        </style:tab-stops>
      </style:paragraph-properties>
      <style:text-properties style:font-name="Liberation Sans1" fo:font-size="16pt" fo:font-weight="normal" style:font-size-asian="16pt" style:font-weight-asian="bold"/>
    </style:style>
    <style:style style:name="P6" style:family="paragraph" style:parent-style-name="Footer">
      <style:text-properties fo:font-style="italic"/>
    </style:style>
    <style:style style:name="P7" style:family="paragraph" style:parent-style-name="Footer">
      <style:paragraph-properties fo:text-align="center" style:justify-single-word="false"/>
      <style:text-properties style:font-name="Helvetica" fo:font-size="9pt" fo:font-style="normal"/>
    </style:style>
    <style:style style:name="P8" style:family="paragraph" style:parent-style-name="Footer">
      <style:paragraph-properties fo:line-height="100%" fo:text-align="center" style:justify-single-word="false"/>
      <style:text-properties style:font-name="Liberation Sans1" fo:font-size="9pt" fo:font-style="normal"/>
    </style:style>
    <style:style style:name="P9" style:family="paragraph" style:parent-style-name="Footer">
      <style:paragraph-properties fo:margin-top="0in" fo:margin-bottom="0in" loext:contextual-spacing="false" fo:line-height="100%"/>
      <style:text-properties style:font-name="Liberation Sans1" fo:font-style="italic"/>
    </style:style>
    <style:style style:name="P10" style:family="paragraph" style:parent-style-name="Table_20_Contents">
      <style:paragraph-properties fo:margin-top="0in" fo:margin-bottom="0in" loext:contextual-spacing="false"/>
      <style:text-properties style:font-name="Courier10 BT" fo:font-size="10pt" officeooo:paragraph-rsid="000a47f5" style:font-size-asian="10pt" style:font-size-complex="10pt"/>
    </style:style>
    <style:style style:name="P11" style:family="paragraph" style:parent-style-name="Table_20_Contents">
      <style:paragraph-properties fo:margin-top="0in" fo:margin-bottom="0in" loext:contextual-spacing="false"/>
      <style:text-properties officeooo:paragraph-rsid="000a47f5"/>
    </style:style>
    <style:style style:name="P12" style:family="paragraph" style:parent-style-name="Table_20_Contents">
      <style:paragraph-properties fo:margin-top="0in" fo:margin-bottom="0in" loext:contextual-spacing="false"/>
      <style:text-properties fo:font-size="10pt" officeooo:paragraph-rsid="000a47f5" style:font-size-asian="10pt" style:font-size-complex="10pt"/>
    </style:style>
    <style:style style:name="P13" style:family="paragraph" style:parent-style-name="Table_20_Contents">
      <style:paragraph-properties fo:margin-top="0in" fo:margin-bottom="0in" loext:contextual-spacing="false"/>
      <style:text-properties fo:font-size="10pt" fo:font-weight="bold" officeooo:paragraph-rsid="000a47f5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in" fo:margin-bottom="0in" loext:contextual-spacing="false"/>
      <style:text-properties officeooo:paragraph-rsid="000a47f5"/>
    </style:style>
    <style:style style:name="P15" style:family="paragraph" style:parent-style-name="Standard">
      <style:paragraph-properties fo:margin-top="0in" fo:margin-bottom="0in" loext:contextual-spacing="false"/>
      <style:text-properties fo:font-weight="normal" officeooo:paragraph-rsid="000ac945" style:font-weight-asian="normal" style:font-weight-complex="normal"/>
    </style:style>
    <style:style style:name="P16" style:family="paragraph" style:parent-style-name="Standard">
      <style:paragraph-properties fo:margin-top="0in" fo:margin-bottom="0in" loext:contextual-spacing="false"/>
      <style:text-properties fo:font-size="11pt" fo:font-weight="normal" officeooo:paragraph-rsid="000ac945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top="0in" fo:margin-bottom="0in" loext:contextual-spacing="false"/>
      <style:text-properties fo:font-size="10.5pt" fo:font-weight="normal" officeooo:paragraph-rsid="000ac945" style:font-size-asian="10.5pt" style:font-weight-asian="normal" style:font-size-complex="10.5pt" style:font-weight-complex="normal"/>
    </style:style>
    <style:style style:name="P18" style:family="paragraph" style:parent-style-name="Standard">
      <style:paragraph-properties fo:margin-top="0in" fo:margin-bottom="0in" loext:contextual-spacing="false"/>
      <style:text-properties fo:font-size="9pt" fo:font-weight="normal" officeooo:paragraph-rsid="000ac945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margin-top="0in" fo:margin-bottom="0in" loext:contextual-spacing="false"/>
      <style:text-properties fo:font-size="9pt" officeooo:paragraph-rsid="000ac945" style:font-size-asian="9pt" style:font-size-complex="9pt"/>
    </style:style>
    <style:style style:name="P20" style:family="paragraph" style:parent-style-name="Normal_20_Paragraph">
      <style:paragraph-properties fo:margin-top="0in" fo:margin-bottom="0in" loext:contextual-spacing="false"/>
      <style:text-properties style:font-name="Liberation Sans1" officeooo:rsid="0008fcc3" officeooo:paragraph-rsid="0008fcc3"/>
    </style:style>
    <style:style style:name="P21" style:family="paragraph" style:parent-style-name="Normal_20_Paragraph">
      <style:paragraph-properties fo:margin-top="0in" fo:margin-bottom="0in" loext:contextual-spacing="false"/>
      <style:text-properties style:font-name="Liberation Sans1" officeooo:rsid="0008fcc3" officeooo:paragraph-rsid="000a47f5"/>
    </style:style>
    <style:style style:name="P22" style:family="paragraph" style:parent-style-name="Frame_20_contents">
      <style:text-properties fo:font-weight="bold"/>
    </style:style>
    <style:style style:name="P23" style:family="paragraph" style:parent-style-name="Frame_20_contents" style:master-page-name="">
      <style:paragraph-properties fo:margin-top="0in" fo:margin-bottom="0.2in" loext:contextual-spacing="false" style:page-number="auto"/>
      <style:text-properties fo:font-weight="bold"/>
    </style:style>
    <style:style style:name="P24" style:family="paragraph" style:parent-style-name="Frame_20_contents">
      <style:paragraph-properties fo:margin-top="0in" fo:margin-bottom="0.2in" loext:contextual-spacing="false"/>
      <style:text-properties fo:font-weight="bold"/>
    </style:style>
    <style:style style:name="P25" style:family="paragraph" style:parent-style-name="Frame_20_contents">
      <style:paragraph-properties fo:margin-top="0in" fo:margin-bottom="0.2201in" loext:contextual-spacing="false"/>
      <style:text-properties fo:font-weight="bold"/>
    </style:style>
    <style:style style:name="P26" style:family="paragraph" style:parent-style-name="Table_20_Heading">
      <style:text-properties fo:font-size="10pt" officeooo:paragraph-rsid="000a47f5" style:font-size-asian="10pt" style:font-size-complex="10pt"/>
    </style:style>
    <style:style style:name="P27" style:family="paragraph" style:parent-style-name="Standard">
      <style:text-properties fo:font-weight="normal" officeooo:paragraph-rsid="000ac945" style:font-weight-asian="normal" style:font-weight-complex="normal"/>
    </style:style>
    <style:style style:name="P28" style:family="paragraph" style:parent-style-name="Standard">
      <style:paragraph-properties fo:margin-top="0in" fo:margin-bottom="0.0201in" loext:contextual-spacing="false"/>
      <style:text-properties fo:font-weight="normal" officeooo:paragraph-rsid="000ac945" style:font-weight-asian="normal" style:font-weight-complex="normal"/>
    </style:style>
    <style:style style:name="P29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fo:font-weight="normal" officeooo:paragraph-rsid="000ac945" style:font-weight-asian="normal" style:font-weight-complex="normal"/>
    </style:style>
    <style:style style:name="P30" style:family="paragraph" style:parent-style-name="Standard">
      <style:paragraph-properties fo:margin-left="0.5in" fo:margin-right="0in" fo:margin-top="0in" fo:margin-bottom="0.0799in" loext:contextual-spacing="false" fo:text-indent="0in" style:auto-text-indent="false"/>
      <style:text-properties fo:font-weight="normal" officeooo:paragraph-rsid="000ac945" style:font-weight-asian="normal" style:font-weight-complex="normal"/>
    </style:style>
    <style:style style:name="P31" style:family="paragraph" style:parent-style-name="Standard">
      <style:paragraph-properties fo:margin-top="0in" fo:margin-bottom="0.0402in" loext:contextual-spacing="false"/>
      <style:text-properties officeooo:paragraph-rsid="000ac945"/>
    </style:style>
    <style:style style:name="P32" style:family="paragraph" style:parent-style-name="Normal_20_Paragraph">
      <style:paragraph-properties fo:margin-top="0in" fo:margin-bottom="0.0402in" loext:contextual-spacing="false"/>
      <style:text-properties style:font-name="Liberation Sans1" fo:font-size="10.5pt" style:text-underline-style="solid" style:text-underline-width="auto" style:text-underline-color="font-color" officeooo:rsid="000a3a85" officeooo:paragraph-rsid="000a3a85" style:font-size-asian="10.5pt" style:font-size-complex="10.5pt"/>
    </style:style>
    <style:style style:name="P33" style:family="paragraph" style:parent-style-name="Normal_20_Paragraph">
      <style:paragraph-properties fo:margin-top="0in" fo:margin-bottom="0.0402in" loext:contextual-spacing="false"/>
      <style:text-properties style:font-name="Liberation Sans1" officeooo:rsid="0008fcc3" officeooo:paragraph-rsid="0008fcc3"/>
    </style:style>
    <style:style style:name="P34" style:family="paragraph" style:parent-style-name="Normal_20_Paragraph">
      <style:paragraph-properties fo:margin-top="0in" fo:margin-bottom="0.1201in" loext:contextual-spacing="false"/>
      <style:text-properties style:font-name="Liberation Sans1" fo:font-size="11pt" style:text-underline-style="solid" style:text-underline-width="auto" style:text-underline-color="font-color" officeooo:rsid="000a3a85" officeooo:paragraph-rsid="000a3a85" style:font-size-asian="11pt" style:font-size-complex="11pt"/>
    </style:style>
    <style:style style:name="P35" style:family="paragraph" style:parent-style-name="Normal_20_Paragraph">
      <style:paragraph-properties fo:margin-top="0in" fo:margin-bottom="0.1201in" loext:contextual-spacing="false"/>
      <style:text-properties style:font-name="Liberation Sans1" fo:font-size="11pt" officeooo:rsid="000a3a85" officeooo:paragraph-rsid="000a3a85" style:font-size-asian="11pt" style:font-size-complex="11pt"/>
    </style:style>
    <style:style style:name="P36" style:family="paragraph" style:parent-style-name="Normal_20_Paragraph">
      <style:paragraph-properties fo:margin-top="0in" fo:margin-bottom="0.1201in" loext:contextual-spacing="false"/>
      <style:text-properties style:font-name="Liberation Sans1" officeooo:rsid="000a3a85" officeooo:paragraph-rsid="000a3a85"/>
    </style:style>
    <style:style style:name="P37" style:family="paragraph" style:parent-style-name="Normal_20_Paragraph">
      <style:paragraph-properties fo:margin-top="0in" fo:margin-bottom="0.1201in" loext:contextual-spacing="false"/>
      <style:text-properties style:font-name="Liberation Sans1" fo:font-size="10.5pt" style:text-underline-style="none" officeooo:rsid="000a3a85" officeooo:paragraph-rsid="000a3a85" style:font-size-asian="10.5pt" style:font-size-complex="10.5pt"/>
    </style:style>
    <style:style style:name="P38" style:family="paragraph" style:parent-style-name="Normal_20_Paragraph">
      <style:paragraph-properties fo:margin-top="0in" fo:margin-bottom="0.1201in" loext:contextual-spacing="false" fo:break-before="column"/>
      <style:text-properties style:font-name="Liberation Sans1" officeooo:rsid="000a3a85" officeooo:paragraph-rsid="000a3a85"/>
    </style:style>
    <style:style style:name="P39" style:family="paragraph" style:parent-style-name="Standard" style:list-style-name="Numbering_20_1">
      <style:text-properties officeooo:paragraph-rsid="000ac945"/>
    </style:style>
    <style:style style:name="P40" style:family="paragraph" style:parent-style-name="Standard" style:list-style-name="Numbering_20_1">
      <style:text-properties fo:font-weight="normal" officeooo:paragraph-rsid="000ac945" style:font-weight-asian="normal" style:font-weight-complex="normal"/>
    </style:style>
    <style:style style:name="P41" style:family="paragraph" style:parent-style-name="Standard" style:list-style-name="Numbering_20_1">
      <style:paragraph-properties fo:margin-top="0in" fo:margin-bottom="0in" loext:contextual-spacing="false"/>
      <style:text-properties officeooo:paragraph-rsid="000a47f5"/>
    </style:style>
    <style:style style:name="P42" style:family="paragraph" style:parent-style-name="Standard" style:list-style-name="L1">
      <style:paragraph-properties fo:margin-top="0in" fo:margin-bottom="0in" loext:contextual-spacing="false"/>
      <style:text-properties officeooo:paragraph-rsid="000a47f5"/>
    </style:style>
    <style:style style:name="P43" style:family="paragraph" style:parent-style-name="Standard" style:list-style-name="Numbering_20_1">
      <style:paragraph-properties fo:margin-top="0in" fo:margin-bottom="0in" loext:contextual-spacing="false"/>
      <style:text-properties fo:font-size="10.5pt" fo:font-weight="normal" officeooo:paragraph-rsid="000ac945" style:font-size-asian="10.5pt" style:font-weight-asian="normal" style:font-size-complex="10.5pt" style:font-weight-complex="normal"/>
    </style:style>
    <style:style style:name="P44" style:family="paragraph" style:parent-style-name="Standard" style:list-style-name="L1">
      <style:paragraph-properties fo:margin-top="0in" fo:margin-bottom="0in" loext:contextual-spacing="false"/>
      <style:text-properties fo:font-size="9pt" officeooo:paragraph-rsid="000ac945" style:font-size-asian="9pt" style:font-size-complex="9pt"/>
    </style:style>
    <style:style style:name="P45" style:family="paragraph" style:parent-style-name="Standard" style:list-style-name="Numbering_20_1">
      <style:paragraph-properties fo:margin-top="0in" fo:margin-bottom="0in" loext:contextual-spacing="false"/>
      <style:text-properties fo:font-weight="normal" officeooo:paragraph-rsid="000ac945" style:font-weight-asian="normal" style:font-weight-complex="normal"/>
    </style:style>
    <style:style style:name="P46" style:family="paragraph" style:parent-style-name="Standard" style:master-page-name="Non-Name_20_Page">
      <style:paragraph-properties fo:margin-top="0in" fo:margin-bottom="0in" loext:contextual-spacing="false" style:page-number="auto"/>
      <style:text-properties officeooo:paragraph-rsid="000ac945"/>
    </style:style>
    <style:style style:name="P47" style:family="paragraph" style:parent-style-name="Standard" style:list-style-name="Numbering_20_1" style:master-page-name="Non-Name_20_Page">
      <style:paragraph-properties style:page-number="auto" fo:break-before="auto" fo:break-after="auto"/>
      <style:text-properties fo:font-weight="normal" officeooo:paragraph-rsid="000ac945" style:font-weight-asian="normal" style:font-weight-complex="normal"/>
    </style:style>
    <style:style style:name="P48" style:family="paragraph" style:parent-style-name="Standard" style:list-style-name="Numbering_20_1">
      <style:paragraph-properties fo:margin-top="0in" fo:margin-bottom="0.0799in" loext:contextual-spacing="false"/>
      <style:text-properties fo:font-weight="normal" officeooo:paragraph-rsid="000e4efd" style:font-weight-asian="normal" style:font-weight-complex="normal"/>
    </style:style>
    <style:style style:name="P49" style:family="paragraph" style:parent-style-name="Standard" style:list-style-name="Numbering_20_5">
      <style:paragraph-properties fo:margin-top="0in" fo:margin-bottom="0.0799in" loext:contextual-spacing="false"/>
      <style:text-properties fo:font-weight="normal" officeooo:paragraph-rsid="000e4efd" style:font-weight-asian="normal" style:font-weight-complex="normal"/>
    </style:style>
    <style:style style:name="P50" style:family="paragraph" style:parent-style-name="Part" style:master-page-name="Name_20_Page">
      <style:paragraph-properties style:page-number="auto"/>
      <style:text-properties style:font-name="Liberation Sans1"/>
    </style:style>
    <style:style style:name="P51" style:family="paragraph" style:parent-style-name="Footer">
      <style:paragraph-properties fo:line-height="100%" fo:text-align="center" style:justify-single-word="false"/>
      <style:text-properties style:font-name="Liberation Sans1" fo:font-size="9pt" fo:font-style="normal"/>
    </style:style>
    <style:style style:name="P52" style:family="paragraph" style:parent-style-name="Footer">
      <style:paragraph-properties fo:line-height="100%" fo:text-align="center" style:justify-single-word="false"/>
      <style:text-properties style:font-name="Liberation Sans1" fo:font-size="9pt" fo:font-style="normal" officeooo:rsid="0012387d" officeooo:paragraph-rsid="0012387d"/>
    </style:style>
    <style:style style:name="P53" style:family="paragraph" style:parent-style-name="Normal_20_Paragraph" style:list-style-name="Numbering_20_1">
      <style:text-properties style:font-name="Liberation Sans1" officeooo:rsid="0008fcc3" officeooo:paragraph-rsid="0008fcc3"/>
    </style:style>
    <style:style style:name="P54" style:family="paragraph" style:parent-style-name="Normal_20_Paragraph">
      <style:paragraph-properties fo:margin-top="0in" fo:margin-bottom="0.1201in" loext:contextual-spacing="false"/>
      <style:text-properties style:font-name="Liberation Sans1" fo:font-size="11pt" style:text-underline-style="solid" style:text-underline-width="auto" style:text-underline-color="font-color" officeooo:rsid="000a3a85" officeooo:paragraph-rsid="000a3a85" style:font-size-asian="11pt" style:font-size-complex="11pt"/>
    </style:style>
    <style:style style:name="P55" style:family="paragraph" style:parent-style-name="Normal_20_Paragraph">
      <style:paragraph-properties fo:margin-top="0in" fo:margin-bottom="0.0402in" loext:contextual-spacing="false"/>
      <style:text-properties style:font-name="Liberation Sans1" fo:font-size="10.5pt" style:text-underline-style="solid" style:text-underline-width="auto" style:text-underline-color="font-color" officeooo:rsid="000a3a85" officeooo:paragraph-rsid="000a3a85" style:font-size-asian="10.5pt" style:font-size-complex="10.5pt"/>
    </style:style>
    <style:style style:name="P56" style:family="paragraph">
      <style:paragraph-properties fo:margin-top="0in" fo:margin-bottom="0.0835in" fo:text-align="center" style:writing-mode="lr-tb"/>
    </style:style>
    <style:style style:name="P57" style:family="paragraph">
      <loext:graphic-properties draw:fill="none" draw:fill-color="#ffffff"/>
      <style:paragraph-properties fo:margin-top="0in" fo:margin-bottom="0.0835in" fo:text-align="center" style:writing-mode="lr-tb"/>
      <style:text-properties style:font-name="Courier 10 Pitch" fo:font-size="18pt" style:font-size-asian="18pt" style:font-size-complex="18pt"/>
    </style:style>
    <style:style style:name="P58" style:family="paragraph">
      <loext:graphic-properties draw:fill="none" draw:fill-color="#ffffff"/>
      <style:paragraph-properties fo:margin-top="0in" fo:margin-bottom="0.0835in" fo:text-align="center" style:writing-mode="lr-tb"/>
      <style:text-properties fo:font-size="12pt" style:font-size-asian="12pt" style:font-size-complex="12pt"/>
    </style:style>
    <style:style style:name="P59" style:family="paragraph">
      <loext:graphic-properties draw:fill="none" draw:fill-color="#ffffff"/>
      <style:paragraph-properties fo:text-align="center"/>
      <style:text-properties fo:font-size="24pt"/>
    </style:style>
    <style:style style:name="P60" style:family="paragraph">
      <loext:graphic-properties draw:fill="none" draw:fill-color="#ffffff"/>
      <style:paragraph-properties fo:text-align="center"/>
    </style:style>
    <style:style style:name="P61" style:family="paragraph">
      <loext:graphic-properties draw:fill="none" draw:fill-color="#ffffff"/>
      <style:text-properties style:font-name="Courier10 BT" fo:font-weight="bold" style:font-weight-asian="bold" style:font-weight-complex="bold"/>
    </style:style>
    <style:style style:name="P62" style:family="paragraph">
      <loext:graphic-properties draw:fill="none" draw:fill-color="#ffffff"/>
    </style:style>
    <style:style style:name="P63" style:family="paragraph">
      <loext:graphic-properties draw:fill="none" draw:fill-color="#ffffff"/>
      <style:text-properties fo:font-size="12pt"/>
    </style:style>
    <style:style style:name="T1" style:family="text">
      <style:text-properties fo:font-size="22pt" style:font-size-asian="20pt" style:font-weight-asian="bold"/>
    </style:style>
    <style:style style:name="T2" style:family="text">
      <style:text-properties fo:font-size="20pt" style:font-size-asian="20pt" style:font-weight-asian="bold"/>
    </style:style>
    <style:style style:name="T3" style:family="text">
      <style:text-properties fo:font-size="16pt" style:font-size-asian="16pt" style:font-weight-asian="bold"/>
    </style:style>
    <style:style style:name="T4" style:family="text">
      <style:text-properties fo:font-size="16pt" officeooo:rsid="00110c47" style:font-size-asian="16pt" style:font-weight-asian="bold"/>
    </style:style>
    <style:style style:name="T5" style:family="text">
      <style:text-properties fo:font-size="16pt" officeooo:rsid="00101276" style:font-size-asian="16pt" style:font-weight-asian="bold"/>
    </style:style>
    <style:style style:name="T6" style:family="text">
      <style:text-properties fo:font-size="16pt" officeooo:rsid="0012387d" style:font-size-asian="16pt" style:font-weight-asian="bold"/>
    </style:style>
    <style:style style:name="T7" style:family="text">
      <style:text-properties fo:font-size="16pt" officeooo:rsid="0007fcef" style:font-size-asian="16pt" style:font-size-complex="16pt" style:font-weight-complex="normal"/>
    </style:style>
    <style:style style:name="T8" style:family="text">
      <style:text-properties fo:font-variant="small-caps" fo:font-size="18pt" style:font-name-asian="Times New Roman" style:font-size-asian="16pt" style:language-asian="en" style:country-asian="US" style:font-weight-asian="bold"/>
    </style:style>
    <style:style style:name="T9" style:family="text">
      <style:text-properties fo:font-size="18pt"/>
    </style:style>
    <style:style style:name="T10" style:family="text">
      <style:text-properties style:font-name="Helvetica" fo:font-size="10pt"/>
    </style:style>
    <style:style style:name="T11" style:family="text">
      <style:text-properties fo:font-size="10pt"/>
    </style:style>
    <style:style style:name="T12" style:family="text">
      <style:text-properties fo:font-size="10pt" officeooo:rsid="00110c47"/>
    </style:style>
    <style:style style:name="T13" style:family="text">
      <style:text-properties fo:font-size="10pt" officeooo:rsid="0005bcc1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officeooo:rsid="000e4efd" style:font-size-asian="10pt" style:font-size-complex="10pt"/>
    </style:style>
    <style:style style:name="T16" style:family="text">
      <style:text-properties fo:font-size="10pt" officeooo:rsid="0012387d"/>
    </style:style>
    <style:style style:name="T17" style:family="text">
      <style:text-properties officeooo:rsid="00082ad8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weight="normal" style:font-weight-asian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08fcc3" style:font-weight-asian="normal" style:font-weight-complex="normal"/>
    </style:style>
    <style:style style:name="T22" style:family="text">
      <style:text-properties fo:font-weight="normal" officeooo:rsid="0007fcef" style:font-weight-asian="normal" style:font-weight-complex="normal"/>
    </style:style>
    <style:style style:name="T23" style:family="text">
      <style:text-properties fo:font-weight="normal" officeooo:rsid="000ac945" style:font-weight-asian="normal" style:font-weight-complex="normal"/>
    </style:style>
    <style:style style:name="T24" style:family="text">
      <style:text-properties fo:font-weight="normal" officeooo:rsid="000e4efd" style:font-weight-asian="normal" style:font-weight-complex="normal"/>
    </style:style>
    <style:style style:name="T25" style:family="text">
      <style:text-properties fo:font-weight="normal" officeooo:rsid="0012387d" style:font-weight-asian="normal" style:font-weight-complex="normal"/>
    </style:style>
    <style:style style:name="T26" style:family="text">
      <style:text-properties officeooo:rsid="0008fcc3"/>
    </style:style>
    <style:style style:name="T27" style:family="text">
      <style:text-properties fo:font-weight="bold" style:font-weight-asian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style:font-name="Courier1" fo:font-weight="bold" style:font-weight-asian="bold" style:font-weight-complex="bold"/>
    </style:style>
    <style:style style:name="T30" style:family="text">
      <style:text-properties style:font-name="Courier1" fo:font-weight="bold" officeooo:rsid="000e4efd" style:font-weight-asian="bold" style:font-weight-complex="bold"/>
    </style:style>
    <style:style style:name="T31" style:family="text">
      <style:text-properties fo:font-size="10.5pt" style:font-size-asian="10.5pt" style:font-size-complex="10.5pt"/>
    </style:style>
    <style:style style:name="T32" style:family="text">
      <style:text-properties fo:font-size="10.5pt" style:font-size-asian="10.5pt" style:font-size-complex="10.5pt" style:font-weight-complex="bold"/>
    </style:style>
    <style:style style:name="T33" style:family="text">
      <style:text-properties fo:font-size="10.5pt" officeooo:rsid="000a47f5" style:font-size-asian="10.5pt" style:font-size-complex="10.5pt"/>
    </style:style>
    <style:style style:name="T34" style:family="text">
      <style:text-properties fo:font-size="10.5pt" style:font-size-asian="10.5pt" style:font-size-complex="10.5pt" style:font-weight-complex="normal"/>
    </style:style>
    <style:style style:name="T35" style:family="text">
      <style:text-properties fo:font-size="10.5pt" officeooo:rsid="000b81ca" style:font-size-asian="10.5pt" style:font-size-complex="10.5pt"/>
    </style:style>
    <style:style style:name="T36" style:family="text">
      <style:text-properties fo:font-size="10.5pt" officeooo:rsid="000c8e2a" style:font-size-asian="10.5pt" style:font-size-complex="10.5pt"/>
    </style:style>
    <style:style style:name="T37" style:family="text">
      <style:text-properties fo:font-size="10.5pt" officeooo:rsid="000e4efd" style:font-size-asian="10.5pt" style:font-size-complex="10.5pt"/>
    </style:style>
    <style:style style:name="T38" style:family="text">
      <style:text-properties fo:font-size="10.5pt" officeooo:rsid="0012387d" style:font-size-asian="10.5pt" style:font-size-complex="10.5pt"/>
    </style:style>
    <style:style style:name="T39" style:family="text">
      <style:text-properties fo:font-size="10.5pt" fo:font-weight="bold" style:font-size-asian="10.5pt" style:font-weight-asian="bold" style:font-size-complex="10.5pt" style:font-weight-complex="bold"/>
    </style:style>
    <style:style style:name="T40" style:family="text">
      <style:text-properties fo:font-size="10.5pt" fo:font-weight="bold" officeooo:rsid="000a3a85" style:font-size-asian="10.5pt" style:font-weight-asian="bold" style:font-size-complex="10.5pt" style:font-weight-complex="bold"/>
    </style:style>
    <style:style style:name="T41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42" style:family="text">
      <style:text-properties fo:font-size="10.5pt" fo:font-weight="normal" officeooo:rsid="000a3a85" style:font-size-asian="10.5pt" style:font-weight-asian="normal" style:font-size-complex="10.5pt" style:font-weight-complex="normal"/>
    </style:style>
    <style:style style:name="T43" style:family="text">
      <style:text-properties fo:font-size="10.5pt" fo:font-weight="normal" officeooo:rsid="00084668" style:font-size-asian="10.5pt" style:font-weight-asian="normal" style:font-size-complex="10.5pt" style:font-weight-complex="normal"/>
    </style:style>
    <style:style style:name="T44" style:family="text">
      <style:text-properties fo:font-size="10.5pt" fo:font-weight="normal" officeooo:rsid="000ac945" style:font-size-asian="10.5pt" style:font-weight-asian="normal" style:font-size-complex="10.5pt" style:font-weight-complex="normal"/>
    </style:style>
    <style:style style:name="T45" style:family="text">
      <style:text-properties fo:font-size="10.5pt" fo:font-weight="normal" officeooo:rsid="000e4efd" style:font-size-asian="10.5pt" style:font-weight-asian="normal" style:font-size-complex="10.5pt" style:font-weight-complex="normal"/>
    </style:style>
    <style:style style:name="T46" style:family="text">
      <style:text-properties fo:font-size="10.5pt" fo:font-weight="normal" officeooo:rsid="00101276" style:font-size-asian="10.5pt" style:font-weight-asian="normal" style:font-size-complex="10.5pt" style:font-weight-complex="normal"/>
    </style:style>
    <style:style style:name="T47" style:family="text">
      <style:text-properties fo:font-size="10.5pt" fo:font-weight="normal" officeooo:rsid="0012387d" style:font-size-asian="10.5pt" style:font-weight-asian="normal" style:font-size-complex="10.5pt" style:font-weight-complex="normal"/>
    </style:style>
    <style:style style:name="T48" style:family="text">
      <style:text-properties fo:font-size="10.5pt" style:text-underline-style="none" style:font-size-asian="10.5pt" style:font-size-complex="10.5pt"/>
    </style:style>
    <style:style style:name="T49" style:family="text">
      <style:text-properties fo:font-size="10.5pt" style:text-underline-style="none" officeooo:rsid="000c8e2a" style:font-size-asian="10.5pt" style:font-size-complex="10.5pt"/>
    </style:style>
    <style:style style:name="T50" style:family="text">
      <style:text-properties fo:font-size="10.5pt" fo:font-style="italic" style:font-size-asian="10.5pt" style:font-style-asian="italic" style:font-size-complex="10.5pt" style:font-style-complex="italic"/>
    </style:style>
    <style:style style:name="T51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52" style:family="text">
      <style:text-properties fo:font-size="10.5pt" fo:font-style="italic" style:text-underline-style="solid" style:text-underline-width="auto" style:text-underline-color="font-color" fo:font-weight="bold" style:font-size-asian="10.5pt" style:font-style-asian="italic" style:font-weight-asian="bold" style:font-size-complex="10.5pt" style:font-style-complex="italic" style:font-weight-complex="bold"/>
    </style:style>
    <style:style style:name="T53" style:family="text">
      <style:text-properties fo:font-size="10.5pt" fo:font-style="italic" style:text-underline-style="solid" style:text-underline-width="auto" style:text-underline-color="font-color" fo:font-weight="bold" officeooo:rsid="00101276" style:font-size-asian="10.5pt" style:font-style-asian="italic" style:font-weight-asian="bold" style:font-size-complex="10.5pt" style:font-style-complex="italic" style:font-weight-complex="bold"/>
    </style:style>
    <style:style style:name="T54" style:family="text">
      <style:text-properties fo:font-size="10.5pt" fo:font-style="normal" style:font-size-asian="10.5pt" style:font-style-asian="normal" style:font-size-complex="10.5pt" style:font-style-complex="normal"/>
    </style:style>
    <style:style style:name="T55" style:family="text">
      <style:text-properties fo:font-size="10.5pt" fo:font-style="normal" officeooo:rsid="000ac945" style:font-size-asian="10.5pt" style:font-style-asian="normal" style:font-size-complex="10.5pt" style:font-style-complex="normal"/>
    </style:style>
    <style:style style:name="T56" style:family="text">
      <style:text-properties fo:font-size="10.5pt" fo:font-style="normal" officeooo:rsid="000e4efd" style:font-size-asian="10.5pt" style:font-style-asian="normal" style:font-size-complex="10.5pt" style:font-style-complex="normal"/>
    </style:style>
    <style:style style:name="T57" style:family="text">
      <style:text-properties fo:font-size="10.5pt" fo:font-style="normal" officeooo:rsid="000f7912" style:font-size-asian="10.5pt" style:font-style-asian="normal" style:font-size-complex="10.5pt" style:font-style-complex="normal"/>
    </style:style>
    <style:style style:name="T58" style:family="text">
      <style:text-properties fo:font-size="10.5pt" fo:font-style="normal" officeooo:rsid="0012387d" style:font-size-asian="10.5pt" style:font-style-asian="normal" style:font-size-complex="10.5pt" style:font-style-complex="normal"/>
    </style:style>
    <style:style style:name="T59" style:family="text">
      <style:text-properties fo:font-size="10.5pt" fo:font-style="normal" fo:font-weight="bold" officeooo:rsid="000e4efd" style:font-size-asian="10.5pt" style:font-style-asian="normal" style:font-weight-asian="bold" style:font-size-complex="10.5pt" style:font-style-complex="normal" style:font-weight-complex="bold"/>
    </style:style>
    <style:style style:name="T60" style:family="text">
      <style:text-properties fo:font-size="9pt" fo:font-style="normal" style:font-size-asian="9pt" style:font-style-asian="normal" style:font-size-complex="9pt" style:font-style-complex="normal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officeooo:rsid="000e4efd" style:font-style-asian="normal" style:font-style-complex="normal"/>
    </style:style>
    <style:style style:name="T64" style:family="text">
      <style:text-properties officeooo:rsid="000ac945"/>
    </style:style>
    <style:style style:name="T65" style:family="text">
      <style:text-properties officeooo:rsid="000b81ca"/>
    </style:style>
    <style:style style:name="T66" style:family="text">
      <style:text-properties officeooo:rsid="000c8e2a"/>
    </style:style>
    <style:style style:name="T67" style:family="text">
      <style:text-properties officeooo:rsid="000e4efd"/>
    </style:style>
    <style:style style:name="T68" style:family="text">
      <style:text-properties officeooo:rsid="00101276"/>
    </style:style>
    <style:style style:name="T69" style:family="text">
      <style:text-properties officeooo:rsid="0012387d"/>
    </style:style>
    <style:style style:name="T70" style:family="text">
      <style:text-properties style:use-window-font-color="true" style:font-name="Courier 10 Pitch" fo:font-size="18pt" fo:language="en" fo:country="US" style:font-name-asian="Times" style:font-size-asian="18pt" style:font-name-complex="Times" style:font-size-complex="18pt"/>
    </style:style>
    <style:style style:name="T71" style:family="text">
      <style:text-properties style:use-window-font-color="true" style:font-name="Helvetica" fo:font-size="12pt" fo:language="en" fo:country="US" style:font-name-asian="Times" style:font-size-asian="12pt" style:font-name-complex="Times" style:font-size-complex="12pt"/>
    </style:style>
    <style:style style:name="T72" style:family="text">
      <style:text-properties style:font-name="Courier10 BT" fo:font-weight="bold" style:font-weight-asian="bold" style:font-weight-complex="bold"/>
    </style:style>
    <style:style style:name="T73" style:family="text">
      <style:text-properties style:font-name="Courier10 BT1" fo:font-size="12pt" fo:font-weight="bold" style:font-size-asian="12pt" style:font-weight-asian="normal" style:font-size-complex="12pt" style:font-weight-complex="normal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Sect1" style:family="section">
      <style:section-properties text:dont-balance-text-columns="true" style:editable="false">
        <style:columns fo:column-count="2">
          <style:column style:rel-width="3600*" fo:start-indent="0in" fo:end-indent="0in"/>
          <style:column style:rel-width="6656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auto-grow-height="false" draw:auto-grow-width="false" fo:min-height="0.039in" fo:padding-top="0.05in" fo:padding-bottom="0.05in" fo:padding-left="0.1in" fo:padding-right="0.1in" draw:shadow="hidden" style:run-through="foreground"/>
    </style:style>
    <style:style style:name="gr3" style:family="graphic">
      <style:graphic-properties draw:stroke="solid" svg:stroke-width="0.0102in" svg:stroke-color="#000000" draw:fill="none" draw:fill-color="#ffffff" draw:textarea-horizontal-align="center" draw:textarea-vertical-align="middle" fo:padding-top="0.0047in" fo:padding-bottom="0.0047in" fo:padding-left="0.0047in" fo:padding-right="0.0047in" draw:shadow="hidden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draw:stroke="solid" svg:stroke-width="0.0626in" svg:stroke-color="#000000" draw:marker-end="Arrowheads_20_1" draw:marker-end-width="0.1874in" draw:marker-end-center="false" draw:fill="none" draw:fill-color="#ffffff" draw:textarea-horizontal-align="center" draw:textarea-vertical-align="middle" fo:padding-top="0.0311in" fo:padding-bottom="0.0311in" fo:padding-left="0.0311in" fo:padding-right="0.0311in" draw:shadow="hidden" style:run-through="foreground"/>
    </style:style>
    <style:style style:name="gr6" style:family="graphic">
      <style:graphic-properties draw:stroke="none" svg:stroke-color="#000000" draw:fill="none" draw:fill-color="#ffffff" fo:min-height="0.2602in" style:run-through="foreground"/>
    </style:style>
    <style:style style:name="gr7" style:family="graphic">
      <style:graphic-properties draw:stroke="none" svg:stroke-color="#000000" draw:fill="none" draw:fill-color="#ffffff" fo:min-height="0.302in" style:run-through="foreground"/>
    </style:style>
    <style:style style:name="gr8" style:family="graphic">
      <style:graphic-properties draw:stroke="none" svg:stroke-color="#000000" draw:fill="none" draw:fill-color="#ffffff" fo:min-height="0.1972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6.6362in" svg:y="2.1681in" svg:width="1.0835in" draw:z-index="0">
        <draw:text-box fo:min-height="2.2146in">
          <text:p text:style-name="P22"/>
          <text:p text:style-name="P23">1. <text:s text:c="2"/><text:span text:style-name="T18"><text:s text:c="9"/></text:span>/<text:span text:style-name="T65">12</text:span></text:p>
          <text:p text:style-name="P24">2. <text:s text:c="2"/><text:span text:style-name="T18"><text:s text:c="9"/></text:span>/<text:span text:style-name="T69">6</text:span></text:p>
          <text:p text:style-name="P24">3. <text:s text:c="2"/><text:span text:style-name="T18"><text:s text:c="9"/></text:span>/<text:span text:style-name="T69">7</text:span></text:p>
          <text:p text:style-name="P25">-----------------</text:p>
          <text:p text:style-name="P22"><text:s text:c="6"/><text:span text:style-name="T18"><text:s text:c="10"/></text:span>/<text:span text:style-name="T69">2</text:span>5</text:p>
        </draw:text-box>
      </draw:frame>
      <text:p text:style-name="P50">Quiz <text:span text:style-name="T26">01</text:span> <text:span text:style-name="T20">(</text:span><text:span text:style-name="T25">2</text:span><text:span text:style-name="T20">5 points maximum)</text:span></text:p>
      <text:list xml:id="list1183599042" text:style-name="Numbering_20_1">
        <text:list-item>
          <text:p text:style-name="P53"><text:span text:style-name="T35">(</text:span><text:span text:style-name="T38">8</text:span><text:span text:style-name="T35"> pts) </text:span><text:span text:style-name="T31">Use the recursive listing on the left to write commands to do the operations listed in the table on the right. </text:span><text:span text:style-name="T39">At the beginning, you are connected to the directory named </text:span><text:span text:style-name="Literal"><text:span text:style-name="T32">practice</text:span></text:span><text:span text:style-name="T39"> in the listing.</text:span><text:span text:style-name="T40"> </text:span><text:span text:style-name="T42">The first one is done for you.</text:span><text:span text:style-name="T46"> </text:span><text:span text:style-name="T53">Use relative paths!</text:span></text:p>
        </text:list-item>
      </text:list>
      <text:section text:style-name="Sect1" text:name="Section1">
        <text:p text:style-name="P20"><text:span text:style-name="Literal"><text:span text:style-name="T31">$ pwd</text:span></text:span></text:p>
        <text:p text:style-name="P20"><text:span text:style-name="Literal"><text:span text:style-name="T31">/students</text:span></text:span></text:p>
        <text:p text:style-name="P20"><text:span text:style-name="Literal"><text:span text:style-name="T31">$ ls -RFC </text:span></text:span></text:p>
        <text:p text:style-name="P20"><text:span text:style-name="Literal"><text:span text:style-name="T31">.: </text:span></text:span></text:p>
        <text:p text:style-name="P20"><text:span text:style-name="Literal"><text:span text:style-name="T31">tmp/ </text:span></text:span></text:p>
        <text:p text:style-name="P20"><text:span text:style-name="Literal"><text:span text:style-name="T31"/></text:span></text:p>
        <text:p text:style-name="P20"><text:span text:style-name="Literal"><text:span text:style-name="T31">./tmp: </text:span></text:span></text:p>
        <text:p text:style-name="P20"><text:span text:style-name="Literal"><text:span text:style-name="T31">exercises/ <text:s/>home/ <text:s/>test/ </text:span></text:span></text:p>
        <text:p text:style-name="P20"><text:span text:style-name="Literal"><text:span text:style-name="T31"/></text:span></text:p>
        <text:p text:style-name="P20"><text:span text:style-name="Literal"><text:span text:style-name="T31">./tmp/exercises: </text:span></text:span></text:p>
        <text:p text:style-name="P20"><text:span text:style-name="Literal"><text:span text:style-name="T31">asmt01/ <text:s/>asmt02/ </text:span></text:span></text:p>
        <text:p text:style-name="P20"><text:span text:style-name="Literal"><text:span text:style-name="T31"/></text:span></text:p>
        <text:p text:style-name="P20"><text:span text:style-name="Literal"><text:span text:style-name="T31">./tmp/exercises/asmt01: </text:span></text:span></text:p>
        <text:p text:style-name="P20"><text:span text:style-name="Literal"><text:span text:style-name="T31">old </text:span></text:span></text:p>
        <text:p text:style-name="P20"><text:span text:style-name="Literal"><text:span text:style-name="T31"/></text:span></text:p>
        <text:p text:style-name="P20"><text:span text:style-name="Literal"><text:span text:style-name="T31">./tmp/exercises/asmt02: </text:span></text:span></text:p>
        <text:p text:style-name="P20"><text:span text:style-name="Literal"><text:span text:style-name="T31">b <text:s/>typescript </text:span></text:span></text:p>
        <text:p text:style-name="P20"><text:span text:style-name="Literal"><text:span text:style-name="T31"/></text:span></text:p>
        <text:p text:style-name="P20"><text:span text:style-name="Literal"><text:span text:style-name="T31">./tmp/home: </text:span></text:span></text:p>
        <text:p text:style-name="P20"><text:span text:style-name="Literal"><text:span text:style-name="T31">practice/ <text:s/>unix/ </text:span></text:span></text:p>
        <text:p text:style-name="P20"><text:span text:style-name="Literal"><text:span text:style-name="T31"/></text:span></text:p>
        <text:p text:style-name="P20"><text:span text:style-name="Literal"><text:span text:style-name="T31">./tmp/home/practice: </text:span></text:span></text:p>
        <text:p text:style-name="P20"><text:span text:style-name="Literal"><text:span text:style-name="T31">foo </text:span></text:span></text:p>
        <text:p text:style-name="P20"><text:span text:style-name="Literal"><text:span text:style-name="T31"/></text:span></text:p>
        <text:p text:style-name="P20"><text:span text:style-name="Literal"><text:span text:style-name="T31">./tmp/home/unix: </text:span></text:span></text:p>
        <text:p text:style-name="P20"><text:span text:style-name="Literal"><text:span text:style-name="T31">a <text:s/>nav </text:span></text:span></text:p>
        <text:p text:style-name="P20"><text:span text:style-name="Literal"><text:span text:style-name="T31"/></text:span></text:p>
        <text:p text:style-name="P33"><text:span text:style-name="Literal"><text:span text:style-name="T31">./tmp/test: </text:span></text:span></text:p>
        <text:p text:style-name="P21"><text:span text:style-name="Literal"><text:span text:style-name="T33">$ cd tmp/home/practice</text:span></text:span></text:p>
        <text:p text:style-name="P38"><text:span text:style-name="T31">a. Display the contents of the file </text:span><text:span text:style-name="Literal"><text:span text:style-name="T36">b</text:span></text:span></text:p>
        <text:p text:style-name="P32">  <text:span text:style-name="Literal"> </text:span><text:span text:style-name="Literal"><text:span text:style-name="T66">cat ../../exercises/asmt02/b</text:span></text:span> <text:span text:style-name="T66">          </text:span> </text:p>
        <text:p text:style-name="P36"><text:span text:style-name="T31">b. Display the contents of the file </text:span><text:span text:style-name="Literal"><text:span text:style-name="T31">nav</text:span></text:span></text:p>
        <text:p text:style-name="P32">                                                                             </text:p>
        <text:p text:style-name="P35"><text:span text:style-name="T31">c. list the directory </text:span><text:span text:style-name="Literal"><text:span text:style-name="T31">asmt02</text:span></text:span><text:span text:style-name="T31"> </text:span></text:p>
        <text:p text:style-name="P32">                                                                             </text:p>
        <text:p text:style-name="P35"><text:span text:style-name="T31">d. list the directory </text:span><text:span text:style-name="Literal"><text:span text:style-name="T31">tmp</text:span></text:span><text:span text:style-name="T31"> recursively</text:span></text:p>
        <text:p text:style-name="P32">                                                                             </text:p>
        <text:p text:style-name="P35"><text:span text:style-name="T31">e. display the contents of the file </text:span><text:span text:style-name="Literal"><text:span text:style-name="T31">old</text:span></text:span></text:p>
        <text:p text:style-name="P32">                                                                             </text:p>
        <text:p text:style-name="P37">f.<text:span text:style-name="T66"> </text:span>using a relative path, change directory to the directory named <text:span text:style-name="T29">exercises</text:span></text:p>
        <text:p text:style-name="P32">                                                                             </text:p>
        <text:p text:style-name="P37">g.[you are now in <text:span text:style-name="T29">exercises</text:span>]. <text:line-break/>Display the contents of the file <text:span text:style-name="T30">b</text:span></text:p>
        <text:p text:style-name="P32">                                                                             </text:p>
        <text:p text:style-name="P34"><text:span text:style-name="T48">h.</text:span><text:span text:style-name="T49"> </text:span><text:span text:style-name="T48">using a relative path, change directory to </text:span><text:span text:style-name="Literal"><text:span text:style-name="T48">/students/tmp </text:span></text:span></text:p>
        <text:p text:style-name="P32">                                                                             </text:p>
        <text:p text:style-name="P34"><text:span text:style-name="T48">i. [ you are in </text:span><text:span text:style-name="Literal"><text:span text:style-name="T48">/students/tmp ]</text:span></text:span><text:span text:style-name="T48"> <text:s/><text:line-break/>List the directory </text:span><text:span text:style-name="Literal"><text:span text:style-name="T48">practice</text:span></text:span><text:span text:style-name="T48"> </text:span></text:p>
        <text:p text:style-name="P32">                                                                             </text:p>
      </text:section>
      <text:p text:style-name="P14"/>
      <text:list xml:id="list74611501494105" text:continue-numbering="true" text:style-name="Numbering_20_1">
        <text:list-item>
          <text:p text:style-name="P41"><text:span text:style-name="Default_20_Font"><text:span text:style-name="T31">(4 pts) You are on </text:span></text:span><text:span text:style-name="Default_20_Font"><text:span text:style-name="T50">hills</text:span></text:span><text:span text:style-name="Default_20_Font"><text:span text:style-name="T31"> working at the command-line. <text:s/>You are in a subdirectory of your home directory named </text:span></text:span><text:span text:style-name="Literal"><text:span text:style-name="T31">cs160a</text:span></text:span><text:span text:style-name="Default_20_Font"><text:span text:style-name="T31"> (i.e., </text:span></text:span><text:span text:style-name="Literal"><text:span text:style-name="T31">~/cs160a</text:span></text:span><text:span text:style-name="Default_20_Font"><text:span text:style-name="T31">). You need to transfer the file </text:span></text:span><text:span text:style-name="Literal"><text:span text:style-name="T31">practice</text:span></text:span><text:span text:style-name="Default_20_Font"><text:span text:style-name="T31">, which is in your home directory, to another </text:span></text:span><text:span text:style-name="Default_20_Font"><text:span text:style-name="T37">Linux</text:span></text:span><text:span text:style-name="Default_20_Font"><text:span text:style-name="T31"> system named </text:span></text:span><text:span text:style-name="Default_20_Font"><text:span text:style-name="T50">x.org</text:span></text:span><text:span text:style-name="Default_20_Font"><text:span text:style-name="T31"> <text:s/>On </text:span></text:span><text:span text:style-name="Default_20_Font"><text:span text:style-name="T50">x.org</text:span></text:span><text:span text:style-name="Default_20_Font"><text:span text:style-name="T31"> you want to place it in your home directory, with the same name (</text:span></text:span><text:span text:style-name="Literal"><text:span text:style-name="T31">practice</text:span></text:span><text:span text:style-name="Default_20_Font"><text:span text:style-name="T31">). Assume your login on both systems is </text:span></text:span><text:span text:style-name="Literal"><text:span text:style-name="T37">avallej4</text:span></text:span></text:p>
        </text:list-item>
      </text:list>
      <text:list xml:id="list2567945246" text:style-name="L1">
        <text:list-header>
          <text:p text:style-name="P42"><text:span text:style-name="Default_20_Font"><text:span text:style-name="T31">Indicate in the table below which of the sets of commands accomplishes this transfer. </text:span></text:span></text:p>
        </text:list-header>
      </text:list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26">command(s)</text:p>
            </table:table-cell>
            <table:table-cell table:style-name="Table1.B1" office:value-type="string">
              <text:p text:style-name="P26">works? (circle Yes or No) 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1"><text:span text:style-name="Literal"><text:span text:style-name="T14">sftp x.org</text:span></text:span></text:p>
            <text:p text:style-name="P11"><text:span text:style-name="Literal"><text:span text:style-name="T14">put ../practice</text:span></text:span></text:p>
            <text:p text:style-name="P11"><text:span text:style-name="Literal"><text:span text:style-name="T14">quit</text:span></text:span></text:p>
          </table:table-cell>
          <table:table-cell table:style-name="Table1.B2" office:value-type="string">
            <text:p text:style-name="P12"/>
            <text:p text:style-name="P13"><text:s text:c="8"/>YES<text:tab/> <text:s text:c="4"/>NO</text:p>
          </table:table-cell>
        </table:table-row>
        <table:table-row table:style-name="Table1.3">
          <table:table-cell table:style-name="Table1.A2" office:value-type="string">
            <text:p text:style-name="P10">scp ../practice <text:span text:style-name="T67">avallej4</text:span>@x.org:.</text:p>
          </table:table-cell>
          <table:table-cell table:style-name="Table1.B2" office:value-type="string">
            <text:p text:style-name="P13">        YES<text:tab/> <text:s text:c="4"/>NO</text:p>
          </table:table-cell>
        </table:table-row>
        <table:table-row table:style-name="Table1.4">
          <table:table-cell table:style-name="Table1.A2" office:value-type="string">
            <text:p text:style-name="P11"><text:span text:style-name="Literal"><text:span text:style-name="T14">scp </text:span></text:span><text:span text:style-name="Literal"><text:span text:style-name="T15">avallej4</text:span></text:span><text:span text:style-name="Literal"><text:span text:style-name="T14">@x.org:~/practice ..</text:span></text:span></text:p>
          </table:table-cell>
          <table:table-cell table:style-name="Table1.B2" office:value-type="string">
            <text:p text:style-name="P13"><text:s text:c="8"/>YES<text:tab/> <text:s text:c="4"/>NO</text:p>
          </table:table-cell>
        </table:table-row>
        <table:table-row table:style-name="Table1.4">
          <table:table-cell table:style-name="Table1.A2" office:value-type="string">
            <text:p text:style-name="P11"><text:span text:style-name="Literal"><text:span text:style-name="T14">scp ~/</text:span></text:span><text:span text:style-name="Literal"><text:span text:style-name="T15">avallej4</text:span></text:span><text:span text:style-name="Literal"><text:span text:style-name="T14">/practice x.org:</text:span></text:span></text:p>
          </table:table-cell>
          <table:table-cell table:style-name="Table1.B2" office:value-type="string">
            <text:p text:style-name="P13"><text:s text:c="8"/>YES<text:tab/> <text:s text:c="4"/>NO</text:p>
          </table:table-cell>
        </table:table-row>
      </table:table>
      <text:list xml:id="list74610756891415" text:continue-list="list74611501494105" text:style-name="Numbering_20_1">
        <text:list-item>
          <text:p text:style-name="P47">(<text:span text:style-name="T69">1</text:span> pt) You are logged into <text:span text:style-name="Literal">student.com</text:span>. Write a command using <text:span text:style-name="Literal">scp</text:span> to recursively transfer the directory <text:span text:style-name="Literal">/pub/cs/</text:span><text:span text:style-name="Literal"><text:span text:style-name="T69">grwoo/FAKEDIRECTORY</text:span></text:span> from <text:span text:style-name="T61">hills</text:span> to your current directory. Use your real login on hills. (Assume that you hills login is different from the one on <text:span text:style-name="Literal"><text:span text:style-name="T62">student.com)</text:span></text:span></text:p>
        </text:list-item>
      </text:list>
      <text:p text:style-name="P27"><text:span text:style-name="Literal"><text:span text:style-name="T62"/></text:span></text:p>
      <text:p text:style-name="P27"><text:span text:style-name="Literal"><text:span text:style-name="T62"/></text:span></text:p>
      <text:p text:style-name="P27"><text:span text:style-name="Literal"><text:span text:style-name="T62"/></text:span></text:p>
      <text:p text:style-name="P27"><text:span text:style-name="Literal"><text:span text:style-name="T62"/></text:span></text:p>
      <text:list xml:id="list74610516042890" text:continue-numbering="true" text:style-name="Numbering_20_1">
        <text:list-item>
          <text:p text:style-name="P40"><text:span text:style-name="Default_20_Font"><text:span text:style-name="T62">(1 pt) Is it possible to do the above task </text:span></text:span><text:span text:style-name="Default_20_Font"><text:span text:style-name="T63">easily </text:span></text:span><text:span text:style-name="Default_20_Font"><text:span text:style-name="T62">using </text:span></text:span><text:span text:style-name="Literal"><text:span text:style-name="T62">sftp</text:span></text:span><text:span text:style-name="Default_20_Font"><text:span text:style-name="T62">? <text:s text:c="3"/></text:span></text:span><text:span text:style-name="Literal"><text:span text:style-name="T62">YES <text:s text:c="4"/>NO</text:span></text:span><text:span text:style-name="Default_20_Font"><text:span text:style-name="T62"> <text:s text:c="6"/>(circle one)</text:span></text:span></text:p>
        </text:list-item>
      </text:list>
      <text:p text:style-name="P27"/>
      <text:list xml:id="list74610529115856" text:continue-numbering="true" text:style-name="Numbering_20_1">
        <text:list-item>
          <text:p text:style-name="P40">(1 pt) At the beginning of a script session that you are handing in for an assignment you must insert a comment and execute three commands to output three types of information. Fill in the missing one below:</text:p>
        </text:list-item>
      </text:list>
      <text:p text:style-name="P29"><text:span text:style-name="Literal">$# Your Name Assignment X</text:span></text:p>
      <text:p text:style-name="P29"><text:span text:style-name="Literal">$ date</text:span></text:p>
      <text:p text:style-name="P30"><text:span text:style-name="Literal">$ </text:span><text:span text:style-name="Literal"><text:span text:style-name="T65">id</text:span></text:span></text:p>
      <text:p text:style-name="P30"><text:span text:style-name="Literal"><text:span text:style-name="T27">$</text:span></text:span><text:span text:style-name="Literal"><text:span text:style-name="T19"> </text:span></text:span><text:span text:style-name="Literal"><text:span text:style-name="T28">___________</text:span></text:span></text:p>
      <text:list xml:id="list74611964628383" text:continue-numbering="true" text:style-name="Numbering_20_1">
        <text:list-item>
          <text:p text:style-name="P39"><text:span text:style-name="Default_20_Font"><text:span text:style-name="T20">(</text:span></text:span><text:span text:style-name="Default_20_Font"><text:span text:style-name="T25">3</text:span></text:span><text:span text:style-name="Default_20_Font"><text:span text:style-name="T20"> pts) Starting with the tree below</text:span></text:span><text:span text:style-name="Default_20_Font"><text:span text:style-name="T22"> (where you are connected to </text:span></text:span><text:span text:style-name="Literal"><text:span text:style-name="T7">.</text:span></text:span><text:span text:style-name="Default_20_Font"><text:span text:style-name="T22"> )</text:span></text:span><text:span text:style-name="Default_20_Font"><text:span text:style-name="T20">, apply each command and draw the resulting tree. Then apply the indicated command and draw the next result, etc. You must draw a total of three trees.</text:span></text:span><text:span text:style-name="Default_20_Font"><text:span text:style-name="T22"> If the command gets an error, </text:span></text:span><text:span text:style-name="Default_20_Font"><text:span text:style-name="T23">indicate so, as well as the [partial] result.</text:span></text:span></text:p>
        </text:list-item>
      </text:list>
      <text:p text:style-name="P28"><draw:g text:anchor-type="paragraph" draw:z-index="1" draw:style-name="gr1"><draw:frame draw:style-name="gr2" draw:text-style-name="P57" svg:width="0.6004in" svg:height="0.3358in" svg:x="1.0831in" svg:y="0.0638in"><draw:text-box><text:p text:style-name="P56"><text:span text:style-name="T70">.</text:span></text:p></draw:text-box></draw:frame><draw:frame draw:style-name="gr2" draw:text-style-name="P58" svg:width="0.5004in" svg:height="0.3449in" svg:x="0.2394in" svg:y="0.8618in"><draw:text-box><text:p text:style-name="P56"><text:span text:style-name="T71">C</text:span></text:p></draw:text-box></draw:frame><draw:frame draw:style-name="gr2" draw:text-style-name="P58" svg:width="0.6004in" svg:height="0.3594in" svg:x="1.8331in" svg:y="0.9449in"><draw:text-box><text:p text:style-name="P56"><text:span text:style-name="T71">A</text:span></text:p></draw:text-box></draw:frame><draw:line draw:style-name="gr3" draw:text-style-name="P59" svg:x1="1.1835in" svg:y1="0.3992in" svg:x2="0.8961in" svg:y2="0.5728in"><text:p/></draw:line><draw:line draw:style-name="gr3" draw:text-style-name="P59" svg:x1="1.5823in" svg:y1="0.3992in" svg:x2="1.7906in" svg:y2="0.5728in"><text:p/></draw:line><draw:line draw:style-name="gr3" draw:text-style-name="P59" svg:x1="0.3945in" svg:y1="1.1665in" svg:x2="0.2382in" svg:y2="1.3614in"><text:p/></draw:line><draw:line draw:style-name="gr3" draw:text-style-name="P59" svg:x1="0.5823in" svg:y1="1.1665in" svg:x2="0.7075in" svg:y2="1.372in"><text:p/></draw:line><draw:line draw:style-name="gr3" draw:text-style-name="P59" svg:x1="1.8331in" svg:y1="0.802in" svg:x2="1.7811in" svg:y2="1in"><text:p/></draw:line><draw:line draw:style-name="gr3" draw:text-style-name="P59" svg:x1="1.9469in" svg:y1="0.7693in" svg:x2="2.124in" svg:y2="1.0102in"><text:p/></draw:line><draw:g draw:style-name="gr4"><draw:frame draw:style-name="gr2" draw:text-style-name="P58" svg:width="0.4067in" svg:height="0.3539in" svg:x="0.0102in" svg:y="1.361in"><draw:text-box><text:p text:style-name="P56"><text:span text:style-name="T71">C</text:span></text:p></draw:text-box></draw:frame><draw:ellipse draw:style-name="gr3" draw:text-style-name="P60" svg:width="0.4067in" svg:height="0.3539in" svg:x="0.0102in" svg:y="1.361in"><draw:glue-point draw:id="4" svg:x="1.9657in" svg:y="0in"/><draw:glue-point draw:id="5" svg:x="0.5732in" svg:y="0.5724in"/><draw:glue-point draw:id="6" svg:x="0in" svg:y="1.9638in"/><draw:glue-point draw:id="7" svg:x="0.5732in" svg:y="3.3547in"/><draw:glue-point draw:id="8" svg:x="1.9657in" svg:y="3.9276in"/><draw:glue-point draw:id="9" svg:x="3.3579in" svg:y="3.3547in"/><draw:glue-point draw:id="10" svg:x="3.9315in" svg:y="1.9638in"/><draw:glue-point draw:id="11" svg:x="3.3579in" svg:y="0.5724in"/><text:p/></draw:ellipse></draw:g><draw:frame draw:style-name="gr2" draw:text-style-name="P58" svg:width="0.5004in" svg:height="0.3449in" svg:x="0.5228in" svg:y="0.5173in"><draw:text-box><text:p text:style-name="P56"><text:span text:style-name="T71">XY</text:span></text:p></draw:text-box></draw:frame><draw:line draw:style-name="gr3" draw:text-style-name="P59" svg:x1="0.6555in" svg:y1="0.7945in" svg:x2="0.5819in" svg:y2="0.9681in"><text:p/></draw:line><draw:frame draw:style-name="gr2" draw:text-style-name="P58" svg:width="0.6004in" svg:height="0.3358in" svg:x="1.5831in" svg:y="0.5102in"><draw:text-box><text:p text:style-name="P56"><text:span text:style-name="T71">D</text:span></text:p></draw:text-box></draw:frame><draw:frame draw:style-name="gr2" draw:text-style-name="P58" svg:width="0.5004in" svg:height="0.3449in" svg:x="1.5201in" svg:y="0.9594in"><draw:text-box><text:p text:style-name="P56"><text:span text:style-name="T71">XY</text:span></text:p></draw:text-box></draw:frame><draw:g draw:style-name="gr4"><draw:frame draw:style-name="gr2" draw:text-style-name="P58" svg:width="0.4067in" svg:height="0.3539in" svg:x="0.5831in" svg:y="1.372in"><draw:text-box><text:p text:style-name="P56"><text:span text:style-name="T71">D</text:span></text:p></draw:text-box></draw:frame><draw:ellipse draw:style-name="gr3" draw:text-style-name="P60" svg:width="0.4067in" svg:height="0.3539in" svg:x="0.5831in" svg:y="1.372in"><draw:glue-point draw:id="4" svg:x="1.9657in" svg:y="0in"/><draw:glue-point draw:id="5" svg:x="0.5732in" svg:y="0.5724in"/><draw:glue-point draw:id="6" svg:x="0in" svg:y="1.9638in"/><draw:glue-point draw:id="7" svg:x="0.5732in" svg:y="3.3547in"/><draw:glue-point draw:id="8" svg:x="1.9657in" svg:y="3.9276in"/><draw:glue-point draw:id="9" svg:x="3.3579in" svg:y="3.3547in"/><draw:glue-point draw:id="10" svg:x="3.9315in" svg:y="1.9638in"/><draw:glue-point draw:id="11" svg:x="3.3579in" svg:y="0.5724in"/><text:p/></draw:ellipse></draw:g><draw:line draw:style-name="gr3" draw:text-style-name="P59" svg:x1="2.1024in" svg:y1="1.2429in" svg:x2="2.0524in" svg:y2="1.4165in"><text:p/></draw:line><draw:g draw:style-name="gr4"><draw:frame draw:style-name="gr2" draw:text-style-name="P58" svg:width="0.3213in" svg:height="0.3421in" svg:x="1.902in" svg:y="1.4165in"><draw:text-box><text:p text:style-name="P56"><text:span text:style-name="T71">B</text:span></text:p></draw:text-box></draw:frame><draw:ellipse draw:style-name="gr3" draw:text-style-name="P60" svg:width="0.3213in" svg:height="0.3421in" svg:x="1.902in" svg:y="1.4165in"><draw:glue-point draw:id="4" svg:x="1.9657in" svg:y="0in"/><draw:glue-point draw:id="5" svg:x="0.5732in" svg:y="0.5724in"/><draw:glue-point draw:id="6" svg:x="0in" svg:y="1.9638in"/><draw:glue-point draw:id="7" svg:x="0.5732in" svg:y="3.3547in"/><draw:glue-point draw:id="8" svg:x="1.9657in" svg:y="3.9276in"/><draw:glue-point draw:id="9" svg:x="3.3579in" svg:y="3.3547in"/><draw:glue-point draw:id="10" svg:x="3.9315in" svg:y="1.9638in"/><draw:glue-point draw:id="11" svg:x="3.3579in" svg:y="0.5724in"/><text:p/></draw:ellipse></draw:g><draw:line draw:style-name="gr5" draw:text-style-name="P59" svg:x1="2.3701in" svg:y1="1.0492in" svg:x2="3.4894in" svg:y2="1.0583in"><text:p/></draw:line><draw:line draw:style-name="gr3" draw:text-style-name="P59" svg:x1="0.8146in" svg:y1="0.7429in" svg:x2="0.9264in" svg:y2="0.9165in"><text:p/></draw:line><draw:g draw:style-name="gr4"><draw:frame draw:style-name="gr2" draw:text-style-name="P58" svg:width="0.3213in" svg:height="0.3421in" svg:x="0.9264in" svg:y="0.9165in"><draw:text-box><text:p text:style-name="P56"><text:span text:style-name="T71">Z</text:span></text:p></draw:text-box></draw:frame><draw:ellipse draw:style-name="gr3" draw:text-style-name="P60" svg:width="0.3213in" svg:height="0.3421in" svg:x="0.9264in" svg:y="0.9165in"><draw:glue-point draw:id="4" svg:x="1.9657in" svg:y="0in"/><draw:glue-point draw:id="5" svg:x="0.5732in" svg:y="0.5724in"/><draw:glue-point draw:id="6" svg:x="0in" svg:y="1.9638in"/><draw:glue-point draw:id="7" svg:x="0.5732in" svg:y="3.3547in"/><draw:glue-point draw:id="8" svg:x="1.9657in" svg:y="3.9276in"/><draw:glue-point draw:id="9" svg:x="3.3579in" svg:y="3.3547in"/><draw:glue-point draw:id="10" svg:x="3.9315in" svg:y="1.9638in"/><draw:glue-point draw:id="11" svg:x="3.3579in" svg:y="0.5724in"/><text:p/></draw:ellipse></draw:g><draw:frame draw:style-name="gr6" draw:text-style-name="P61" svg:width="1.198in" svg:height="0.2606in" svg:x="2.3701in" svg:y="0.7618in"><draw:text-box><text:p><text:span text:style-name="T72">mv D/XY XY</text:span></text:p></draw:text-box></draw:frame></draw:g></text:p>
      <text:p text:style-name="P28"/>
      <text:p text:style-name="P28"><draw:g text:anchor-type="paragraph" draw:z-index="2" draw:style-name="gr1"><draw:line draw:style-name="gr5" draw:text-style-name="P59" svg:x1="5.1051in" svg:y1="0.0614in" svg:x2="5.0902in" svg:y2="0.7449in"><text:p/></draw:line><draw:frame draw:style-name="gr7" draw:text-style-name="P62" svg:width="1.5551in" svg:height="0.3024in" svg:x="5.2646in" svg:y="0.2339in"><draw:text-box><text:p><text:span text:style-name="T73">cp -r XY/C/* D</text:span></text:p></draw:text-box></draw:frame></draw:g></text:p>
      <text:p text:style-name="P28"/>
      <text:p text:style-name="P28"/>
      <text:p text:style-name="P28"/>
      <text:p text:style-name="P28"><draw:g text:anchor-type="paragraph" draw:z-index="3" draw:style-name="gr1"><draw:line draw:style-name="gr5" draw:text-style-name="P59" svg:x1="3.9846in" svg:y1="0.474in" svg:x2="3.0209in" svg:y2="0.4685in"><text:p/></draw:line><draw:frame draw:style-name="gr8" draw:text-style-name="P63" svg:width="1.1252in" svg:height="0.2358in" svg:x="3.1043in" svg:y="0.0528in"><draw:text-box><text:p><text:span text:style-name="T73">mv D/? .</text:span></text:p></draw:text-box></draw:frame></draw:g></text:p>
      <text:p text:style-name="P28"/>
      <text:p text:style-name="P28"/>
      <text:p text:style-name="P28"/>
      <text:p text:style-name="P46"><text:span text:style-name="T41">(</text:span><text:span text:style-name="T47">1</text:span><text:span text:style-name="T43"> pt</text:span><text:span text:style-name="T41"> each) Write </text:span><text:span text:style-name="T51">complete commands</text:span><text:span text:style-name="T41"> using </text:span><text:span text:style-name="Literal"><text:span text:style-name="T34">ls</text:span></text:span><text:span text:style-name="T41"> and wildcards to list visible items below </text:span><text:span text:style-name="T52">in the current directory only, (For full credit, you must use language-independent character sets)</text:span><text:span text:style-name="T41"> </text:span><text:span text:style-name="T44">Dont worry about hidden filenames. </text:span><text:span text:style-name="T41">List </text:span><text:span text:style-name="T45">only the </text:span><text:span text:style-name="T41">items whose names:</text:span></text:p>
      <text:p text:style-name="P16"/>
      <text:list xml:id="list74612144138837" text:continue-numbering="true" text:style-name="Numbering_20_1">
        <text:list-item>
          <text:p text:style-name="P43"><text:span text:style-name="T64">end</text:span> with an alphabetic character</text:p>
        </text:list-item>
      </text:list>
      <text:p text:style-name="P18"/>
      <text:p text:style-name="P18"/>
      <text:list xml:id="list74610941777414" text:continue-list="list2567945246" text:style-name="L1">
        <text:list-header>
          <text:p text:style-name="P44"/>
        </text:list-header>
      </text:list>
      <text:list xml:id="list74611648426623" text:continue-list="list74612144138837" text:style-name="Numbering_20_1">
        <text:list-item>
          <text:p text:style-name="P43">contain a character that is either a comma, a period or a dash</text:p>
        </text:list-item>
      </text:list>
      <text:p text:style-name="P18"/>
      <text:p text:style-name="P19"/>
      <text:p text:style-name="P19"/>
      <text:list xml:id="list74611163406804" text:continue-numbering="true" text:style-name="Numbering_20_1">
        <text:list-item>
          <text:p text:style-name="P43">contain <text:span text:style-name="T68">at least one space character (only the space character, not any whitespace character)</text:span></text:p>
        </text:list-item>
      </text:list>
      <text:p text:style-name="P15"><text:span text:style-name="Default_20_Font"><text:span text:style-name="T60"/></text:span></text:p>
      <text:p text:style-name="P15"><text:span text:style-name="Default_20_Font"><text:span text:style-name="T60"/></text:span></text:p>
      <text:p text:style-name="P15"><text:span text:style-name="Default_20_Font"><text:span text:style-name="T60"/></text:span></text:p>
      <text:list xml:id="list74611729261529" text:continue-numbering="true" text:style-name="Numbering_20_1">
        <text:list-item>
          <text:p text:style-name="P45"><text:span text:style-name="Default_20_Font"><text:span text:style-name="T54">is at least three characters long. Each character can be any character.</text:span></text:span></text:p>
        </text:list-item>
      </text:list>
      <text:p text:style-name="P15"><text:span text:style-name="Default_20_Font"><text:span text:style-name="T60"/></text:span></text:p>
      <text:p text:style-name="P15"><text:span text:style-name="Default_20_Font"><text:span text:style-name="T60"/></text:span></text:p>
      <text:p text:style-name="P15"><text:span text:style-name="Default_20_Font"><text:span text:style-name="T60"/></text:span></text:p>
      <text:list xml:id="list74611499657367" text:continue-numbering="true" text:style-name="Numbering_20_1">
        <text:list-item>
          <text:p text:style-name="P45"><text:span text:style-name="Default_20_Font"><text:span text:style-name="T54">List all items in </text:span></text:span><text:span text:style-name="Default_20_Font"><text:span text:style-name="T55">your home</text:span></text:span><text:span text:style-name="Default_20_Font"><text:span text:style-name="T54"> directory whose names start with a number</text:span></text:span></text:p>
        </text:list-item>
      </text:list>
      <text:p text:style-name="P15"><text:span text:style-name="Default_20_Font"><text:span text:style-name="T54"/></text:span></text:p>
      <text:p text:style-name="P15"><text:span text:style-name="Default_20_Font"><text:span text:style-name="T54"/></text:span></text:p>
      <text:p text:style-name="P15"><text:span text:style-name="Default_20_Font"><text:span text:style-name="T54"/></text:span></text:p>
      <text:list xml:id="list74611174138918" text:continue-numbering="true" text:style-name="Numbering_20_1">
        <text:list-item>
          <text:p text:style-name="P45"><text:span text:style-name="Default_20_Font"><text:span text:style-name="T54">List all items in </text:span></text:span><text:span text:style-name="Literal"><text:span text:style-name="T54">/pub/cs/</text:span></text:span><text:span text:style-name="Literal"><text:span text:style-name="T58">grwoo/FAKEDIR/</text:span></text:span><text:span text:style-name="Default_20_Font"><text:span text:style-name="T54"> <text:s/>whose name contains a period</text:span></text:span></text:p>
        </text:list-item>
      </text:list>
      <text:p text:style-name="P15"/>
      <text:p text:style-name="P15"/>
      <text:p text:style-name="P15"/>
      <text:p text:style-name="P15"/>
      <text:p text:style-name="P15"><text:span text:style-name="Default_20_Font"><text:span text:style-name="T54"/></text:span></text:p>
      <text:list xml:id="list74610801761050" text:continue-numbering="true" text:style-name="Numbering_20_1">
        <text:list-item>
          <text:p text:style-name="P48"><text:span text:style-name="Default_20_Font"><text:span text:style-name="T56">(1 pt) In this class there are two midterms (quizzes). Both quizzes count in your final grade, with the following exception (circle the letter of </text:span></text:span><text:span text:style-name="Default_20_Font"><text:span text:style-name="T59">each</text:span></text:span><text:span text:style-name="Default_20_Font"><text:span text:style-name="T56"> answer that is true)</text:span></text:span></text:p>
        </text:list-item>
      </text:list>
      <text:list xml:id="list2204659648" text:style-name="Numbering_20_5">
        <text:list-item>
          <text:p text:style-name="P49"><text:span text:style-name="Default_20_Font"><text:span text:style-name="T56">if you miss a quiz, the previous quiz counts double</text:span></text:span></text:p>
        </text:list-item>
        <text:list-item>
          <text:p text:style-name="P49"><text:span text:style-name="Default_20_Font"><text:span text:style-name="T56">if you miss a quiz, the next quiz counts double</text:span></text:span><text:span text:style-name="Default_20_Font"><text:span text:style-name="T57"> (or the weight of the final is increased by half)</text:span></text:span></text:p>
        </text:list-item>
        <text:list-item>
          <text:p text:style-name="P49"><text:span text:style-name="Default_20_Font"><text:span text:style-name="T56">if you have a really bad quiz, you can surrender it when you take it - it is as though you missed it.</text:span></text:span></text:p>
        </text:list-item>
        <text:list-item>
          <text:p text:style-name="P49"><text:span text:style-name="Default_20_Font"><text:span text:style-name="T56">you are limited to missing one quiz</text:span></text:span></text:p>
        </text:list-item>
        <text:list-item>
          <text:p text:style-name="P49"><text:span text:style-name="Default_20_Font"><text:span text:style-name="T56">if you have a really bad quiz, you can surrender it when it is returned - it is as though you missed it.</text:span></text:span></text:p>
        </text:list-item>
      </text:list>
      <text:p text:style-name="P17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Courier 10 Pitch" svg:font-family="'Courier 10 Pitch'" style:font-pitch="fixed"/>
    <style:font-face style:name="Courier10 BT" svg:font-family="'Courier10 BT'" style:font-pitch="fixed"/>
    <style:font-face style:name="Courier10 BT1" svg:font-family="'Courier10 BT'" style:font-adornments="Bold" style:font-pitch="fixed"/>
    <style:font-face style:name="Courier1" svg:font-family="Courier" style:font-family-generic="modern" style:font-pitch="fixed"/>
    <style:font-face style:name="Arial Unicode MS" svg:font-family="'Arial Unicode MS'" style:font-pitch="variable"/>
    <style:font-face style:name="Courier" svg:font-family="Courier" style:font-pitch="variable"/>
    <style:font-face style:name="HG Mincho Light J" svg:font-family="'HG Mincho Light J'" style:font-pitch="variable"/>
    <style:font-face style:name="Times" svg:font-family="Time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uxi Sans" svg:font-family="'Luxi Sans'" style:font-family-generic="swiss" style:font-pitch="variable"/>
  </office:font-face-decls>
  <office:styles>
    <draw:marker draw:name="Arrowheads_20_1" draw:display-name="Arrowheads 1" svg:viewBox="0 0 270 270" svg:d="M135 0l135 270h-270z"/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Nimbus Roman No9 L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Nimbus Roman No9 L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in" fo:margin-bottom="0in" loext:contextual-spacing="false" fo:line-height="100%"/>
      <style:text-properties style:font-name="Liberation Sans" fo:font-family="'Liberation Sans'" style:font-style-name="Regular" style:font-family-generic="swiss" style:font-pitch="variable" fo:font-size="11pt" fo:font-weight="normal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uxi Sans" fo:font-family="'Luxi Sans'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fo:font-size="14pt" style:text-underline-style="solid" style:text-underline-width="auto" style:text-underline-color="font-color" fo:font-weight="bold" style:letter-kerning="true" style:font-size-asian="14pt" style:font-weight-asian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61in" style:type="center"/>
          <style:tab-stop style:position="7.12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_20_Paragraph" style:display-name="Normal Paragraph" style:family="paragraph" style:parent-style-name="Standard" style:master-page-name="">
      <loext:graphic-properties draw:fill="none" draw:fill-color="#99ccff"/>
      <style:paragraph-properties fo:margin-top="0in" fo:margin-bottom="0.0783in" loext:contextual-spacing="false" fo:line-height="100%" style:page-number="auto" fo:background-color="transparent">
        <style:tab-stops/>
      </style:paragraph-properties>
      <style:text-properties style:font-name="Liberation Sans" fo:font-family="'Liberation Sans'" style:font-style-name="Regular" style:font-family-generic="swiss" style:font-pitch="variable" fo:font-size="11pt" fo:font-weight="normal"/>
    </style:style>
    <style:style style:name="Section_20_Heading" style:display-name="Section Heading" style:family="paragraph" style:parent-style-name="Standard" style:next-style-name="Standard">
      <style:paragraph-properties fo:margin-top="0.0835in" fo:margin-bottom="0in" loext:contextual-spacing="false" fo:keep-with-next="always"/>
      <style:text-properties fo:font-variant="small-caps" fo:font-size="16pt" fo:font-weight="bold" style:font-size-asian="16pt" style:font-weight-asian="bold"/>
    </style:style>
    <style:style style:name="Question" style:family="paragraph" style:parent-style-name="Standard">
      <style:paragraph-properties fo:margin-top="0.1665in" fo:margin-bottom="0in" loext:contextual-spacing="false" fo:line-height="100%"/>
    </style:style>
    <style:style style:name="Answers" style:family="paragraph" style:parent-style-name="Standard">
      <style:paragraph-properties fo:margin-top="0in" fo:margin-bottom="0in" loext:contextual-spacing="false">
        <style:tab-stops>
          <style:tab-stop style:position="2in"/>
          <style:tab-stop style:position="4in"/>
          <style:tab-stop style:position="6in"/>
        </style:tab-stops>
      </style:paragraph-properties>
    </style:style>
    <style:style style:name="Part" style:family="paragraph" style:parent-style-name="Standard" style:next-style-name="SubPart">
      <style:paragraph-properties fo:margin-top="0.0902in" fo:margin-bottom="0in" loext:contextual-spacing="false" fo:line-height="100%" fo:keep-with-next="always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Normal_20_No_20_Space" style:display-name="Normal No Space" style:family="paragraph" style:parent-style-name="Standard">
      <style:paragraph-properties fo:margin-top="0in" fo:margin-bottom="0in" loext:contextual-spacing="false" fo:line-height="100%"/>
    </style:style>
    <style:style style:name="SubPart" style:family="paragraph" style:parent-style-name="Standard" style:next-style-name="Standard">
      <style:paragraph-properties fo:line-height="100%" fo:keep-with-next="always"/>
      <style:text-properties style:text-underline-style="solid" style:text-underline-width="auto" style:text-underline-color="font-color" fo:font-weight="bold" style:font-weight-asian="bold"/>
    </style:style>
    <style:style style:name="Normal_20_Space_20_Before" style:display-name="Normal Space Before" style:family="paragraph" style:parent-style-name="Standard">
      <style:paragraph-properties fo:margin-top="0.1665in" fo:margin-bottom="0.0835in" loext:contextual-spacing="false" fo:line-height="100%"/>
    </style:style>
    <style:style style:name="Emphasize" style:family="paragraph" style:parent-style-name="Standard" style:next-style-name="Standard">
      <style:paragraph-properties fo:margin-left="0.5in" fo:margin-right="0.5in" fo:margin-top="0.0835in" fo:margin-bottom="0.0835in" loext:contextual-spacing="false" fo:line-height="100%" fo:text-indent="0.0008in" style:auto-text-indent="false" fo:padding-left="0.0555in" fo:padding-right="0.0555in" fo:padding-top="0.0138in" fo:padding-bottom="0.0138in" fo:border="0.99pt solid #000000" style:shadow="#000000 0.0138in 0.0138in"/>
      <style:text-properties fo:font-style="italic" fo:font-weight="bold" style:font-style-asian="italic" style:font-weight-asian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Page_20_Number" style:display-name="Page Number" style:family="text" style:parent-style-name="WW-Default_20_Paragraph_20_Font"/>
    <style:style style:name="Numbering_20_Symbols" style:display-name="Numbering Symbols" style:family="text"/>
    <style:style style:name="Strong_20_Emphasis" style:display-name="Strong Emphasis" style:family="text" style:parent-style-name="WW-Default_20_Paragraph_20_Font">
      <style:text-properties fo:font-weight="bold" style:font-weight-asian="bold"/>
    </style:style>
    <style:style style:name="WW-Default_20_Paragraph_20_Font" style:display-name="WW-Default Paragraph Font" style:family="text"/>
    <style:style style:name="Literal" style:family="text" style:parent-style-name="WW-Default_20_Paragraph_20_Font">
      <style:text-properties style:font-name="Courier" fo:font-family="Courier" style:font-pitch="variable" fo:font-weight="bold" style:font-weight-asian="bold"/>
    </style:style>
    <style:style style:name="Default_20_Font" style:display-name="Default Font" style:family="text" style:parent-style-name="WW-Default_20_Paragraph_20_Font"/>
    <style:style style:name="WW8Num10z0" style:family="text">
      <style:text-properties style:font-name="Symbol" fo:font-family="Symbol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pitch="variable" style:font-charset="x-symbol"/>
    </style:style>
    <style:style style:name="WW8Num12z0" style:family="text">
      <style:text-properties style:font-name="Symbol" fo:font-family="Symbol" style:font-pitch="variable" style:font-charset="x-symbol"/>
    </style:style>
    <style:style style:name="WW8Num13z0" style:family="text">
      <style:text-properties style:font-name="Symbol" fo:font-family="Symbol" style:font-pitch="variable" style:font-charset="x-symbol"/>
    </style:style>
    <style:style style:name="WW8Num23z0" style:family="text">
      <style:text-properties style:font-name="Symbol" fo:font-family="Symbol" style:font-pitch="variable" style:font-charset="x-symbol"/>
    </style:style>
    <style:style style:name="WW8Num24z0" style:family="text">
      <style:text-properties style:font-name="Symbol" fo:font-family="Symbol" style:font-pitch="variable" style:font-charset="x-symbol"/>
    </style:style>
    <style:style style:name="WW8Num25z0" style:family="text">
      <style:text-properties style:font-name="Symbol" fo:font-family="Symbol" style:font-pitch="variable" style:font-charset="x-symbol"/>
    </style:style>
    <style:style style:name="WW8Num26z0" style:family="text">
      <style:text-properties style:font-name="Symbol" fo:font-family="Symbol" style:font-pitch="variable" style:font-charset="x-symbol"/>
    </style:style>
    <style:style style:name="WW8Num27z0" style:family="text">
      <style:text-properties style:font-name="Symbol" fo:font-family="Symbol" style:font-pitch="variable" style:font-charset="x-symbol"/>
    </style:style>
    <style:style style:name="WW8Num28z0" style:family="text">
      <style:text-properties style:font-name="Symbol" fo:font-family="Symbol" style:font-pitch="variable" style:font-charset="x-symbol"/>
    </style:style>
    <style:style style:name="WW8Num29z0" style:family="text">
      <style:text-properties style:font-name="Symbol" fo:font-family="Symbol" style:font-pitch="variable" style:font-charset="x-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1575in" fo:text-indent="-0.15in" fo:margin-left="0.4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top="0in" fo:margin-bottom="0.0799in" loext:contextual-spacing="false" fo:padding-left="0in" fo:padding-right="0in" fo:padding-top="0in" fo:padding-bottom="0.0138in" fo:border-left="none" fo:border-right="none" fo:border-top="none" fo:border-bottom="4pt solid #000000">
        <style:tab-stops>
          <style:tab-stop style:position="3.5in" style:type="center"/>
          <style:tab-stop style:position="7.1252in" style:type="right"/>
        </style:tab-stops>
      </style:paragraph-properties>
      <style:text-properties style:font-name="Helvetica" fo:font-weight="normal"/>
    </style:style>
    <style:style style:name="MP2" style:family="paragraph" style:parent-style-name="Header" style:master-page-name="">
      <style:paragraph-properties fo:margin-top="0in" fo:margin-bottom="0.0598in" loext:contextual-spacing="false" style:page-number="auto" fo:padding="0in" fo:border="none">
        <style:tab-stops>
          <style:tab-stop style:position="3.5in"/>
          <style:tab-stop style:position="7.1252in" style:type="right"/>
        </style:tab-stops>
      </style:paragraph-properties>
      <style:text-properties style:font-name="Helvetica" fo:font-size="16pt" fo:font-weight="normal" style:font-size-asian="16pt" style:font-weight-asian="bold"/>
    </style:style>
    <style:style style:name="MP3" style:family="paragraph" style:parent-style-name="Footer">
      <style:text-properties fo:font-style="italic"/>
    </style:style>
    <style:style style:name="MP4" style:family="paragraph" style:parent-style-name="Footer">
      <style:paragraph-properties fo:text-align="center" style:justify-single-word="false"/>
      <style:text-properties style:font-name="Helvetica" fo:font-size="9pt" fo:font-style="normal"/>
    </style:style>
    <style:style style:name="MP5" style:family="paragraph" style:parent-style-name="Header">
      <style:paragraph-properties fo:margin-top="0in" fo:margin-bottom="0.0799in" loext:contextual-spacing="false" fo:line-height="100%" fo:padding-left="0in" fo:padding-right="0in" fo:padding-top="0in" fo:padding-bottom="0.0138in" fo:border-left="none" fo:border-right="none" fo:border-top="none" fo:border-bottom="4pt solid #000000" style:writing-mode="lr-tb">
        <style:tab-stops>
          <style:tab-stop style:position="3.5in" style:type="center"/>
          <style:tab-stop style:position="7.1252in" style:type="right"/>
        </style:tab-stops>
      </style:paragraph-properties>
      <style:text-properties style:font-name="Liberation Sans1" fo:font-weight="normal"/>
    </style:style>
    <style:style style:name="MP6" style:family="paragraph" style:parent-style-name="Footer">
      <style:paragraph-properties fo:margin-top="0in" fo:margin-bottom="0in" loext:contextual-spacing="false" fo:line-height="100%"/>
      <style:text-properties style:font-name="Liberation Sans1" fo:font-style="italic"/>
    </style:style>
    <style:style style:name="MP7" style:family="paragraph" style:parent-style-name="Footer">
      <style:paragraph-properties fo:line-height="100%" fo:text-align="center" style:justify-single-word="false"/>
      <style:text-properties style:font-name="Liberation Sans1" fo:font-size="9pt" fo:font-style="normal"/>
    </style:style>
    <style:style style:name="MP8" style:family="paragraph" style:parent-style-name="Footer">
      <style:paragraph-properties fo:line-height="100%" fo:text-align="center" style:justify-single-word="false"/>
      <style:text-properties style:font-name="Liberation Sans1" fo:font-size="9pt" fo:font-style="normal" officeooo:rsid="0012387d" officeooo:paragraph-rsid="0012387d"/>
    </style:style>
    <style:style style:name="MP9" style:family="paragraph" style:parent-style-name="Header">
      <style:paragraph-properties fo:margin-top="0in" fo:margin-bottom="0.0799in" loext:contextual-spacing="false" fo:line-height="100%" fo:padding-left="0in" fo:padding-right="0in" fo:padding-top="0in" fo:padding-bottom="0.0138in" fo:border-left="none" fo:border-right="none" fo:border-top="none" fo:border-bottom="4pt solid #000000">
        <style:tab-stops>
          <style:tab-stop style:position="3.5in" style:type="center"/>
          <style:tab-stop style:position="7.1252in" style:type="right"/>
        </style:tab-stops>
      </style:paragraph-properties>
      <style:text-properties style:font-name="Liberation Sans1" fo:font-weight="normal"/>
    </style:style>
    <style:style style:name="MP10" style:family="paragraph" style:parent-style-name="Header" style:master-page-name="">
      <style:paragraph-properties fo:margin-top="0in" fo:margin-bottom="0.0598in" loext:contextual-spacing="false" fo:line-height="100%" style:page-number="auto" fo:padding="0in" fo:border="none">
        <style:tab-stops>
          <style:tab-stop style:position="3.5in"/>
          <style:tab-stop style:position="7.1252in" style:type="right"/>
        </style:tab-stops>
      </style:paragraph-properties>
      <style:text-properties style:font-name="Liberation Sans1" fo:font-size="16pt" fo:font-weight="normal" style:font-size-asian="16pt" style:font-weight-asian="bold"/>
    </style:style>
    <style:style style:name="MT1" style:family="text">
      <style:text-properties fo:font-size="22pt" style:font-size-asian="20pt" style:font-weight-asian="bold"/>
    </style:style>
    <style:style style:name="MT2" style:family="text">
      <style:text-properties fo:font-size="20pt" style:font-size-asian="20pt" style:font-weight-asian="bold"/>
    </style:style>
    <style:style style:name="MT3" style:family="text">
      <style:text-properties fo:font-size="16pt" style:font-size-asian="16pt" style:font-weight-asian="bold"/>
    </style:style>
    <style:style style:name="MT4" style:family="text">
      <style:text-properties fo:font-variant="small-caps" fo:font-size="18pt" style:font-name-asian="Times New Roman" style:font-size-asian="16pt" style:language-asian="en" style:country-asian="US" style:font-weight-asian="bold"/>
    </style:style>
    <style:style style:name="MT5" style:family="text">
      <style:text-properties fo:font-size="18pt"/>
    </style:style>
    <style:style style:name="MT6" style:family="text">
      <style:text-properties style:font-name="Helvetica" fo:font-size="10pt"/>
    </style:style>
    <style:style style:name="MT7" style:family="text">
      <style:text-properties fo:font-size="16pt" officeooo:rsid="00110c47" style:font-size-asian="16pt" style:font-weight-asian="bold"/>
    </style:style>
    <style:style style:name="MT8" style:family="text">
      <style:text-properties fo:font-size="16pt" officeooo:rsid="0012387d" style:font-size-asian="16pt" style:font-weight-asian="bold"/>
    </style:style>
    <style:style style:name="MT9" style:family="text">
      <style:text-properties fo:font-size="10pt"/>
    </style:style>
    <style:style style:name="MT10" style:family="text">
      <style:text-properties fo:font-size="10pt" officeooo:rsid="00110c47"/>
    </style:style>
    <style:style style:name="MT11" style:family="text">
      <style:text-properties fo:font-size="10pt" officeooo:rsid="0012387d"/>
    </style:style>
    <style:style style:name="MT12" style:family="text">
      <style:text-properties officeooo:rsid="00082ad8"/>
    </style:style>
    <style:style style:name="MT13" style:family="text">
      <style:text-properties fo:font-size="16pt" officeooo:rsid="00101276" style:font-size-asian="16pt" style:font-weight-asian="bold"/>
    </style:style>
    <style:style style:name="MT14" style:family="text">
      <style:text-properties fo:font-size="10pt" officeooo:rsid="0005bcc1"/>
    </style:style>
    <style:page-layout style:name="Mpm1">
      <style:page-layout-properties fo:page-width="8.5in" fo:page-height="11in" style:num-format="1" style:print-orientation="portrait" fo:margin-top="0.4925in" fo:margin-bottom="0.5902in" fo:margin-left="0.689in" fo:margin-right="0.689in" fo:background-color="transparent" style:writing-mode="lr-tb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362in" fo:margin-left="0in" fo:margin-right="0in" fo:margin-top="0.0398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CS160B</text:span><text:span text:style-name="MT2"> </text:span><text:span text:style-name="MT3"><text:tab/></text:span><text:span text:style-name="MT4"><text:file-name text:display="name">quiz01</text:file-name></text:span><text:span text:style-name="MT3"><text:tab/> Fall 2003 Boyd</text:span></text:p>
        <text:p text:style-name="MP2"><text:tab/><text:span text:style-name="MT5">Name:</text:span></text:p>
      </style:header>
      <style:footer>
        <text:p text:style-name="MP3"><text:file-name text:display="name">quiz01</text:file-name><text:span text:style-name="MT6"><text:tab/>CS160B - Fall 2003<text:tab/>Page </text:span><text:span text:style-name="MT6"><text:page-number text:select-page="current">0</text:page-number></text:span><text:span text:style-name="MT6"> of </text:span><text:span text:style-name="MT6"><text:page-count>3</text:page-count></text:span></text:p>
        <text:p text:style-name="MP4">This document was produced with free software: OpenOffice.org on linux.</text:p>
      </style:footer>
    </style:master-page>
    <style:master-page style:name="First_20_Page" style:display-name="First Page" style:page-layout-name="Mpm2" style:next-style-name="Non-Name_20_Page"/>
    <style:master-page style:name="Non-Name_20_Page" style:display-name="Non-Name Page" style:page-layout-name="Mpm1">
      <style:header>
        <text:p text:style-name="MP5"><text:span text:style-name="MT1">CS160A</text:span><text:span text:style-name="MT2"> </text:span><text:span text:style-name="MT3"><text:tab/></text:span><text:span text:style-name="MT4"><text:file-name text:display="name">quiz01</text:file-name></text:span><text:span text:style-name="MT3"><text:tab/> </text:span><text:span text:style-name="MT7">Spring 201</text:span><text:span text:style-name="MT8">8</text:span></text:p>
      </style:header>
      <style:footer>
        <text:p text:style-name="MP6"><text:file-name text:display="name">quiz01</text:file-name><text:span text:style-name="MT9"><text:tab/>CS160A - </text:span><text:span text:style-name="MT10">Spring 201</text:span><text:span text:style-name="MT11">8</text:span><text:span text:style-name="MT9"><text:tab/>Page </text:span><text:span text:style-name="MT9"><text:page-number text:select-page="current">3</text:page-number></text:span><text:span text:style-name="MT9"> of </text:span><text:span text:style-name="MT9"><text:page-count>3</text:page-count></text:span></text:p>
        <text:p text:style-name="MP7">This document was produced with free software - Libreoffice on GNU/<text:span text:style-name="MT12">L</text:span>inux.</text:p>
        <text:p text:style-name="MP8">Questions originally from Greg Boyd</text:p>
      </style:footer>
    </style:master-page>
    <style:master-page style:name="Name_20_Page" style:display-name="Name Page" style:page-layout-name="Mpm1">
      <style:header>
        <text:p text:style-name="MP9"><text:span text:style-name="MT1">CS160A</text:span><text:span text:style-name="MT2"> </text:span><text:span text:style-name="MT3"><text:tab/></text:span><text:span text:style-name="MT4"><text:file-name text:display="name">quiz01</text:file-name></text:span><text:span text:style-name="MT3"><text:tab/> </text:span><text:span text:style-name="MT13">Spring 201</text:span><text:span text:style-name="MT8">8</text:span></text:p>
        <text:p text:style-name="MP10"><text:tab/><text:span text:style-name="MT5">Name:</text:span></text:p>
      </style:header>
      <style:footer>
        <text:p text:style-name="MP6"><text:file-name text:display="name">quiz01</text:file-name><text:span text:style-name="MT9"><text:tab/>CS160A - </text:span><text:span text:style-name="MT14">Spring 201</text:span><text:span text:style-name="MT11">8</text:span><text:span text:style-name="MT9"><text:tab/>Page </text:span><text:span text:style-name="MT9"><text:page-number text:select-page="current">1</text:page-number></text:span><text:span text:style-name="MT9"> of </text:span><text:span text:style-name="MT9"><text:page-count>3</text:page-count></text:span></text:p>
        <text:p text:style-name="MP7">This document was produced with free software - Libreoffice on GNU/<text:span text:style-name="MT12">L</text:span>inux.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MacOSX_X86_64 LibreOffice_project/6cd4f1ef626f15116896b1d8e1398b56da0d0ee1</meta:generator>
    <meta:creation-date>2016-08-15T15:16:24.219419646</meta:creation-date>
    <meta:editing-cycles>8</meta:editing-cycles>
    <meta:editing-duration>PT46M25S</meta:editing-duration>
    <meta:initial-creator>greg </meta:initial-creator>
    <dc:date>2018-02-05T07:46:07.476691000</dc:date>
    <meta:printed-by>greg </meta:printed-by>
    <meta:print-date>2017-01-24T16:07:31.223118190</meta:print-date>
    <meta:document-statistic meta:table-count="1" meta:image-count="0" meta:object-count="0" meta:page-count="3" meta:paragraph-count="93" meta:word-count="761" meta:character-count="5065" meta:non-whitespace-character-count="3619"/>
    <meta:user-defined meta:name="Info 1"/>
    <meta:user-defined meta:name="Info 2"/>
    <meta:user-defined meta:name="Info 3"/>
    <meta:user-defined meta:name="Info 4"/>
    <meta:template xlink:type="simple" xlink:actuate="onRequest" xlink:title="CS160A-Quiz" xlink:href="../../../../home/gboyd/.config/libreoffice/4/user/template/CS160A-Quiz.ott" meta:date="2016-09-20T11:08:03.289465521"/>
  </office:meta>
</office:document-meta>
</file>